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, monospace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33" style:family="table">
      <style:table-properties style:width="17cm" table:align="margins" style:writing-mode="lr-tb"/>
    </style:style>
    <style:style style:name="表33.A" style:family="table-column">
      <style:table-column-properties style:column-width="17cm" style:rel-column-width="65535*"/>
    </style:style>
    <style:style style:name="表33.A1" style:family="table-cell">
      <style:table-cell-properties fo:padding="0.097cm" fo:border="0.002cm solid #000000"/>
    </style:style>
    <style:style style:name="表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" style:family="table">
      <style:table-properties style:width="17cm" table:align="margins" style:writing-mode="lr-tb"/>
    </style:style>
    <style:style style:name="表34.A" style:family="table-column">
      <style:table-column-properties style:column-width="17cm" style:rel-column-width="65535*"/>
    </style:style>
    <style:style style:name="表34.A1" style:family="table-cell">
      <style:table-cell-properties fo:padding="0.097cm" fo:border="0.002cm solid #000000"/>
    </style:style>
    <style:style style:name="表3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0.991cm" style:rel-column-width="3821*"/>
    </style:style>
    <style:style style:name="表22.B" style:family="table-column">
      <style:table-column-properties style:column-width="16.009cm" style:rel-column-width="61714*"/>
    </style:style>
    <style:style style:name="表2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0.991cm" style:rel-column-width="3821*"/>
    </style:style>
    <style:style style:name="表23.B" style:family="table-column">
      <style:table-column-properties style:column-width="16.009cm" style:rel-column-width="61714*"/>
    </style:style>
    <style:style style:name="表2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="0.002cm solid #000000"/>
    </style:style>
    <style:style style:name="表2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.014cm" style:rel-column-width="3909*"/>
    </style:style>
    <style:style style:name="表2.B" style:family="table-column">
      <style:table-column-properties style:column-width="10.319cm" style:rel-column-width="39777*"/>
    </style:style>
    <style:style style:name="表2.C" style:family="table-column">
      <style:table-column-properties style:column-width="5.667cm" style:rel-column-width="21849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.177cm" style:rel-column-width="4535*"/>
    </style:style>
    <style:style style:name="表5.B" style:family="table-column">
      <style:table-column-properties style:column-width="15.824cm" style:rel-column-width="61000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none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.177cm" style:rel-column-width="4535*"/>
    </style:style>
    <style:style style:name="表26.B" style:family="table-column">
      <style:table-column-properties style:column-width="15.824cm" style:rel-column-width="61000*"/>
    </style:style>
    <style:style style:name="表2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2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none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.177cm" style:rel-column-width="4535*"/>
    </style:style>
    <style:style style:name="表6.B" style:family="table-column">
      <style:table-column-properties style:column-width="15.824cm" style:rel-column-width="61000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1" fo:font-size="13pt" style:font-name-asian="メイリオ1" style:font-size-asian="14pt" style:font-size-complex="14pt"/>
    </style:style>
    <style:style style:name="P2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1" fo:font-size="22pt" fo:background-color="#ffff00" style:font-name-asian="メイリオ1" style:font-size-asian="22pt" style:font-size-complex="22pt"/>
    </style:style>
    <style:style style:name="P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1" fo:font-size="26pt" fo:font-style="normal" style:text-underline-style="none" fo:font-weight="bold" style:text-blinking="false" fo:background-color="#ffff00" style:font-name-asian="メイリオ1" style:font-size-asian="26pt" style:language-asian="ja" style:country-asian="JP" style:font-weight-asian="bold" style:font-size-complex="26pt" style:font-weight-complex="bold"/>
    </style:style>
    <style:style style:name="P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7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font-size-complex="15pt"/>
    </style:style>
    <style:style style:name="P8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3pt" fo:font-style="italic" style:text-underline-style="none" fo:font-weight="bold" style:text-blinking="false" fo:background-color="#ffcc00" style:font-name-asian="メイリオ1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2pt" fo:font-style="normal" style:text-underline-style="none" fo:font-weight="normal" style:text-blinking="false" fo:background-color="transparent" style:font-name-asian="メイリオ1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10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tyle-asian="italic" style:font-weight-asian="bold" style:font-size-complex="15pt" style:font-style-complex="italic" style:font-weight-complex="bold"/>
    </style:style>
    <style:style style:name="P11" style:family="paragraph" style:parent-style-name="Standard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2pt" fo:font-style="normal" style:text-underline-style="none" fo:font-weight="normal" style:text-blinking="false" fo:background-color="transparent" style:font-name-asian="メイリオ1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12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cc00" style:writing-mode="lr-tb">
        <style:background-image/>
      </style:paragraph-properties>
      <style:text-properties fo:font-variant="normal" fo:text-transform="none" fo:color="#3333ff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13" style:family="paragraph" style:parent-style-name="Text_20_body">
      <style:paragraph-properties fo:margin-left="0cm" fo:margin-right="0cm" fo:line-height="100%" fo:text-indent="0cm" style:auto-text-indent="false"/>
      <style:text-properties style:font-name="メイリオ1" fo:font-size="15pt" fo:font-weight="normal" style:font-name-asian="メイリオ1" style:font-size-asian="15pt" style:font-size-complex="15pt"/>
    </style:style>
    <style:style style:name="P14" style:family="paragraph" style:parent-style-name="Text_20_body">
      <style:paragraph-properties fo:margin-left="0cm" fo:margin-right="0cm" fo:line-height="100%" fo:text-indent="0cm" style:auto-text-indent="false"/>
      <style:text-properties fo:color="#3333ff" style:text-line-through-style="none" style:font-name="メイリオ" fo:font-size="13pt" fo:language="ja" fo:country="JP" style:text-underline-style="none" style:text-blinking="false" fo:background-color="#ffff00" style:font-name-asian="メイリオ1" style:font-size-asian="14pt" style:font-size-complex="14pt"/>
    </style:style>
    <style:style style:name="P15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6" style:family="paragraph" style:parent-style-name="Table_20_Contents">
      <style:text-properties style:font-name="メイリオ1" fo:font-size="13pt" style:font-name-asian="メイリオ1" style:font-size-asian="13pt" style:font-size-complex="13pt"/>
    </style:style>
    <style:style style:name="P17" style:family="paragraph" style:parent-style-name="Table_20_Contents">
      <style:text-properties style:font-name="メイリオ1" fo:font-size="14pt" style:font-name-asian="メイリオ1" style:font-size-asian="14pt" style:font-size-complex="14pt"/>
    </style:style>
    <style:style style:name="P18" style:family="paragraph" style:parent-style-name="Table_20_Contents">
      <style:text-properties style:font-name="メイリオ1" fo:font-size="14pt" style:font-name-asian="メイリオ1" style:font-size-asian="14pt" style:language-asian="ja" style:country-asian="JP" style:font-size-complex="14pt"/>
    </style:style>
    <style:style style:name="P19" style:family="paragraph" style:parent-style-name="Text_20_body"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0" style:family="paragraph" style:parent-style-name="Standard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1" style:family="paragraph" style:parent-style-name="Footnote" style:list-style-name="L4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font-size-complex="13pt"/>
    </style:style>
    <style:style style:name="P22" style:family="paragraph" style:parent-style-name="Table_20_Contents" style:list-style-name="L64">
      <style:paragraph-properties fo:line-height="100%"/>
      <style:text-properties style:font-name="メイリオ1" fo:font-size="13pt" style:font-name-asian="メイリオ1" style:font-size-asian="14pt" style:font-size-complex="14pt"/>
    </style:style>
    <style:style style:name="P23" style:family="paragraph" style:parent-style-name="Table_20_Contents" style:list-style-name="L65">
      <style:paragraph-properties fo:line-height="100%"/>
      <style:text-properties style:font-name="メイリオ1" fo:font-size="13pt" style:font-name-asian="メイリオ1" style:font-size-asian="14pt" style:font-size-complex="14pt"/>
    </style:style>
    <style:style style:name="P24" style:family="paragraph" style:parent-style-name="Table_20_Contents" style:list-style-name="L66">
      <style:paragraph-properties fo:line-height="100%"/>
      <style:text-properties style:font-name="メイリオ1" fo:font-size="13pt" style:font-name-asian="メイリオ1" style:font-size-asian="14pt" style:font-size-complex="14pt"/>
    </style:style>
    <style:style style:name="P25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6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7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8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9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0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1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2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3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4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5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6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7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8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9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0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1" style:family="paragraph" style:parent-style-name="Text_20_body" style:list-style-name="L2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2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3" style:family="paragraph" style:parent-style-name="Text_20_body" style:list-style-name="L2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4" style:family="paragraph" style:parent-style-name="Text_20_body" style:list-style-name="L2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5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6" style:family="paragraph" style:parent-style-name="Text_20_body" style:list-style-name="L2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7" style:family="paragraph" style:parent-style-name="Text_20_body" style:list-style-name="L2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8" style:family="paragraph" style:parent-style-name="Text_20_body" style:list-style-name="L2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9" style:family="paragraph" style:parent-style-name="Text_20_body" style:list-style-name="L2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0" style:family="paragraph" style:parent-style-name="Text_20_body" style:list-style-name="L3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1" style:family="paragraph" style:parent-style-name="Text_20_body" style:list-style-name="L3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2" style:family="paragraph" style:parent-style-name="Text_20_body" style:list-style-name="L3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3" style:family="paragraph" style:parent-style-name="Text_20_body" style:list-style-name="L3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4" style:family="paragraph" style:parent-style-name="Text_20_body" style:list-style-name="L3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5" style:family="paragraph" style:parent-style-name="Text_20_body" style:list-style-name="L3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6" style:family="paragraph" style:parent-style-name="Text_20_body" style:list-style-name="L3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7" style:family="paragraph" style:parent-style-name="Text_20_body" style:list-style-name="L3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8" style:family="paragraph" style:parent-style-name="Text_20_body" style:list-style-name="L3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9" style:family="paragraph" style:parent-style-name="Text_20_body" style:list-style-name="L3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0" style:family="paragraph" style:parent-style-name="Text_20_body" style:list-style-name="L4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1" style:family="paragraph" style:parent-style-name="Text_20_body" style:list-style-name="L4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2" style:family="paragraph" style:parent-style-name="Text_20_body" style:list-style-name="L4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3" style:family="paragraph" style:parent-style-name="Text_20_body" style:list-style-name="L4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4" style:family="paragraph" style:parent-style-name="Text_20_body" style:list-style-name="L4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5" style:family="paragraph" style:parent-style-name="Text_20_body" style:list-style-name="L4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6" style:family="paragraph" style:parent-style-name="Text_20_body" style:list-style-name="L4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7" style:family="paragraph" style:parent-style-name="Text_20_body" style:list-style-name="L4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8" style:family="paragraph" style:parent-style-name="Text_20_body" style:list-style-name="L4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9" style:family="paragraph" style:parent-style-name="Text_20_body" style:list-style-name="L4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0" style:family="paragraph" style:parent-style-name="Text_20_body" style:list-style-name="L5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1" style:family="paragraph" style:parent-style-name="Text_20_body" style:list-style-name="L5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2" style:family="paragraph" style:parent-style-name="Text_20_body" style:list-style-name="L5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3" style:family="paragraph" style:parent-style-name="Text_20_body" style:list-style-name="L5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4" style:family="paragraph" style:parent-style-name="Text_20_body" style:list-style-name="L5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5" style:family="paragraph" style:parent-style-name="Text_20_body" style:list-style-name="L5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6" style:family="paragraph" style:parent-style-name="Text_20_body" style:list-style-name="L5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7" style:family="paragraph" style:parent-style-name="Text_20_body" style:list-style-name="L5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8" style:family="paragraph" style:parent-style-name="Text_20_body" style:list-style-name="L5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9" style:family="paragraph" style:parent-style-name="Text_20_body" style:list-style-name="L5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0" style:family="paragraph" style:parent-style-name="Text_20_body" style:list-style-name="L6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1" style:family="paragraph" style:parent-style-name="Text_20_body" style:list-style-name="L6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2" style:family="paragraph" style:parent-style-name="Text_20_body" style:list-style-name="L6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3" style:family="paragraph" style:parent-style-name="Text_20_body" style:list-style-name="L2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84" style:family="paragraph" style:parent-style-name="Text_20_body" style:list-style-name="L3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weight-asian="normal" style:font-size-complex="14pt" style:font-weight-complex="normal"/>
    </style:style>
    <style:style style:name="P85" style:family="paragraph" style:parent-style-name="Text_20_body" style:list-style-name="L21">
      <style:paragraph-properties fo:margin-top="0cm" fo:margin-bottom="0cm" fo:line-height="100%" style:writing-mode="lr-tb"/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cc00" style:font-name-asian="Arial" style:font-size-asian="20pt" style:font-size-complex="20pt"/>
    </style:style>
    <style:style style:name="P86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cc00" style:font-name-asian="Arial" style:font-size-asian="20pt" style:font-size-complex="20pt"/>
    </style:style>
    <style:style style:name="P87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cc00" style:font-name-asian="Arial" style:font-size-asian="20pt" style:font-size-complex="20pt"/>
    </style:style>
    <style:style style:name="P88" style:family="paragraph" style:parent-style-name="Text_20_body" style:list-style-name="L8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9" style:family="paragraph" style:parent-style-name="Text_20_body" style:list-style-name="L12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90" style:family="paragraph" style:parent-style-name="Text_20_body" style:list-style-name="L1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91" style:family="paragraph" style:parent-style-name="Text_20_body" style:list-style-name="L18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92" style:family="paragraph" style:parent-style-name="Text_20_body" style:list-style-name="L6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T1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2" style:family="text">
      <style:text-properties fo:font-size="13pt" fo:font-style="italic" fo:font-weight="bold" fo:background-color="#ffcc00" style:language-asian="ja" style:country-asian="JP" style:font-style-asian="italic" style:font-weight-asian="bold" style:font-style-complex="italic" style:font-weight-complex="bold"/>
    </style:style>
    <style:style style:name="T3" style:family="text">
      <style:text-properties fo:font-size="13pt" style:font-size-asian="13pt" style:language-asian="ja" style:country-asian="JP" style:font-size-complex="13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color="#ff0000" fo:font-size="15pt" fo:background-color="#f4cccc"/>
    </style:style>
    <style:style style:name="T6" style:family="text">
      <style:text-properties fo:background-color="#ccff66"/>
    </style:style>
    <style:style style:name="T7" style:family="text">
      <style:text-properties style:language-asian="ja" style:country-asian="JP"/>
    </style:style>
    <style:style style:name="T8" style:family="text">
      <style:text-properties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fo:background-color="#ffcc00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T11" style:family="text">
      <style:text-properties fo:color="#3333ff" style:font-name="Arial" fo:font-size="20pt" fo:background-color="#ffcc00" style:font-name-asian="Arial" style:font-size-asian="20pt" style:font-size-complex="20pt"/>
    </style:style>
    <style:style style:name="T12" style:family="text">
      <style:text-properties fo:color="#3333ff" fo:font-size="20pt" fo:background-color="#ffcc00" style:font-size-asian="20pt" style:font-size-complex="20pt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5"><text:span text:style-name="T2">23_37</text:span>----------------------------------------------------------------</text:p>
      <text:p text:style-name="P8">[38] res free# JVEMV6 37#23_X / 37. miscs / 23. CO2 / 20200608_172831</text:p>
      <text:p text:style-name="P6"/>
      <text:p text:style-name="P5">[do] <text:span text:style-name="T5">#_ </text:span></text:p>
      <text:list xml:id="list1210451164205230308" text:style-name="L1">
        <text:list-item>
          <text:p text:style-name="P25">REVIEW </text:p>
        </text:list-item>
        <text:list-item>
          <text:p text:style-name="P25">TASK-1 : #15</text:p>
        </text:list-item>
      </text:list>
      <table:table table:name="表33" table:style-name="表33">
        <table:table-column table:style-name="表33.A"/>
        <table:table-row>
          <table:table-cell table:style-name="表33.A1" office:value-type="string">
            <text:p text:style-name="P17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33.A2" office:value-type="string">
            <text:p text:style-name="P17">C:\WORKS_2\WS\WS_Others.JVEMV6\JVEMV6\37_miscs\23_CO2\texts\texts_47.odt</text:p>
          </table:table-cell>
        </table:table-row>
        <table:table-row>
          <table:table-cell table:style-name="表33.A2" office:value-type="string">
            <text:p text:style-name="P17"/>
          </table:table-cell>
        </table:table-row>
      </table:table>
      <text:list xml:id="list38318337" text:continue-numbering="true" text:style-name="L1">
        <text:list-item>
          <text:list>
            <text:list-item>
              <text:p text:style-name="P25">==&gt; COMP</text:p>
            </text:list-item>
          </text:list>
        </text:list-item>
        <text:list-item>
          <text:p text:style-name="P25"/>
        </text:list-item>
      </text:list>
      <text:p text:style-name="P5"/>
      <text:p text:style-name="P5">[next]</text:p>
      <text:list xml:id="list9159602692837581047" text:style-name="L2">
        <text:list-item>
          <text:p text:style-name="P26">TASK : #18</text:p>
        </text:list-item>
      </text:list>
      <table:table table:name="表34" table:style-name="表34">
        <table:table-column table:style-name="表34.A"/>
        <table:table-row>
          <table:table-cell table:style-name="表34.A1" office:value-type="string">
            <text:p text:style-name="P17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34.A2" office:value-type="string">
            <text:p text:style-name="P17">C:\WORKS_2\WS\WS_Others.JVEMV6\JVEMV6\37_miscs\23_CO2\texts\texts_47.odt</text:p>
          </table:table-cell>
        </table:table-row>
        <table:table-row>
          <table:table-cell table:style-name="表34.A2" office:value-type="string">
            <text:p text:style-name="P17"/>
          </table:table-cell>
        </table:table-row>
      </table:table>
      <text:list xml:id="list38337194" text:continue-numbering="true" text:style-name="L2">
        <text:list-item>
          <text:p text:style-name="P26"/>
        </text:list-item>
      </text:list>
      <text:p text:style-name="P5"><text:soft-page-break/>[further]</text:p>
      <text:p text:style-name="P13"><text:line-break/><text:span text:style-name="T6">[/ XXX] 20200608_172750</text:span></text:p>
      <text:p text:style-name="P6"/>
      <text:p text:style-name="P3"/>
      <text:p text:style-name="P5"><text:span text:style-name="T2">23_38</text:span>----------------------------------------------------------------</text:p>
      <text:p text:style-name="P8">[39] res free# JVEMV6 37#23_X / 37. miscs / 23. CO2 / 20200609_171220</text:p>
      <text:p text:style-name="P6"/>
      <text:p text:style-name="P5">[do] <text:span text:style-name="T5">#_ </text:span></text:p>
      <text:list xml:id="list1750911409483609576" text:style-name="L3">
        <text:list-item>
          <text:p text:style-name="P27">REVIEW </text:p>
        </text:list-item>
        <text:list-item>
          <text:p text:style-name="P27">TASK-1 : #18</text:p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17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3.A2" office:value-type="string">
            <text:p text:style-name="P17">C:\WORKS_2\WS\WS_Others.JVEMV6\JVEMV6\37_miscs\23_CO2\texts\texts_47.odt</text:p>
          </table:table-cell>
        </table:table-row>
        <table:table-row>
          <table:table-cell table:style-name="表3.A2" office:value-type="string">
            <text:p text:style-name="P17"/>
          </table:table-cell>
        </table:table-row>
      </table:table>
      <text:list xml:id="list38348397" text:continue-numbering="true" text:style-name="L3">
        <text:list-item>
          <text:p text:style-name="P27"/>
        </text:list-item>
      </text:list>
      <text:p text:style-name="P5">[next]</text:p>
      <text:list xml:id="list9054938040337026633" text:style-name="L4">
        <text:list-item>
          <text:p text:style-name="P28">TASK : #20</text:p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17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4.A2" office:value-type="string">
            <text:p text:style-name="P17">C:\WORKS_2\WS\WS_Others.JVEMV6\JVEMV6\37_miscs\23_CO2\texts\texts_47.odt</text:p>
          </table:table-cell>
        </table:table-row>
        <text:soft-page-break/>
        <table:table-row>
          <table:table-cell table:style-name="表4.A2" office:value-type="string">
            <text:p text:style-name="P17"/>
          </table:table-cell>
        </table:table-row>
      </table:table>
      <text:list xml:id="list38330024" text:continue-numbering="true" text:style-name="L4">
        <text:list-item>
          <text:p text:style-name="P28"/>
        </text:list-item>
      </text:list>
      <text:p text:style-name="P5">[further]</text:p>
      <text:p text:style-name="P13"><text:line-break/><text:span text:style-name="T6">[/ XXX] </text:span></text:p>
      <text:p text:style-name="P13"/>
      <text:p text:style-name="P3"/>
      <text:p text:style-name="P5"><text:span text:style-name="T2">23_39</text:span>----------------------------------------------------------------</text:p>
      <text:p text:style-name="P8">[40] res free# JVEMV6 37#23_X / 37. miscs / 23. CO2 / 20200610_185858</text:p>
      <text:p text:style-name="P6"/>
      <text:p text:style-name="P5">[do] <text:span text:style-name="T5">#_ </text:span></text:p>
      <text:list xml:id="list3536804449414201925" text:style-name="L5">
        <text:list-item>
          <text:p text:style-name="P29">REVIEW </text:p>
        </text:list-item>
        <text:list-item>
          <text:p text:style-name="P29">TASK-1 : #20</text:p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17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7.A2" office:value-type="string">
            <text:p text:style-name="P17">C:\WORKS_2\WS\WS_Others.JVEMV6\JVEMV6\37_miscs\23_CO2\texts\texts_47.odt</text:p>
          </table:table-cell>
        </table:table-row>
        <table:table-row>
          <table:table-cell table:style-name="表7.A2" office:value-type="string">
            <text:p text:style-name="P17"/>
          </table:table-cell>
        </table:table-row>
      </table:table>
      <text:list xml:id="list38322783" text:continue-numbering="true" text:style-name="L5">
        <text:list-item>
          <text:p text:style-name="P29"/>
          <text:list>
            <text:list-item>
              <text:p text:style-name="P29"/>
            </text:list-item>
          </text:list>
        </text:list-item>
      </text:list>
      <text:p text:style-name="P5"/>
      <text:p text:style-name="P5">[next]</text:p>
      <text:list xml:id="list2144400339188038436" text:style-name="L6">
        <text:list-item>
          <text:p text:style-name="P30">TASK : #20</text:p>
        </text:list-item>
      </text:list>
      <table:table table:name="表8" table:style-name="表8">
        <table:table-column table:style-name="表8.A"/>
        <text:soft-page-break/>
        <table:table-row>
          <table:table-cell table:style-name="表8.A1" office:value-type="string">
            <text:p text:style-name="P17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8.A2" office:value-type="string">
            <text:p text:style-name="P17">C:\WORKS_2\WS\WS_Others.JVEMV6\JVEMV6\37_miscs\23_CO2\texts\texts_47.odt</text:p>
          </table:table-cell>
        </table:table-row>
        <table:table-row>
          <table:table-cell table:style-name="表8.A2" office:value-type="string">
            <text:p text:style-name="P17"/>
          </table:table-cell>
        </table:table-row>
      </table:table>
      <text:list xml:id="list38335800" text:continue-numbering="true" text:style-name="L6">
        <text:list-item>
          <text:p text:style-name="P30"/>
        </text:list-item>
      </text:list>
      <text:p text:style-name="P5">[further]</text:p>
      <text:p text:style-name="P13"><text:line-break/><text:span text:style-name="T6">[/ XXX] 20200610_191443</text:span></text:p>
      <text:p text:style-name="P6"/>
      <text:p text:style-name="P3"/>
      <text:p text:style-name="P6"/>
      <text:p text:style-name="P5"><text:span text:style-name="T2">23_40</text:span>----------------------------------------------------------------</text:p>
      <text:p text:style-name="P8">[41] res free# JVEMV6 37#23_X / 37. miscs / 23. CO2 / 20200613_164530</text:p>
      <text:p text:style-name="P6"/>
      <text:p text:style-name="P5">[do] <text:span text:style-name="T5">#_ </text:span></text:p>
      <text:list xml:id="list8417732440685926344" text:style-name="L7">
        <text:list-item>
          <text:p text:style-name="P31">REVIEW </text:p>
        </text:list-item>
        <text:list-item>
          <text:p text:style-name="P31">TASK-1 : #20 </text:p>
        </text:list-item>
      </text:list>
      <table:table table:name="表9" table:style-name="表9">
        <table:table-column table:style-name="表9.A"/>
        <table:table-row>
          <table:table-cell table:style-name="表9.A1" office:value-type="string">
            <text:p text:style-name="P17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9.A2" office:value-type="string">
            <text:p text:style-name="P17">C:\WORKS_2\WS\WS_Others.JVEMV6\JVEMV6\37_miscs\23_CO2\texts\texts_47.odt</text:p>
          </table:table-cell>
        </table:table-row>
        <table:table-row>
          <table:table-cell table:style-name="表9.A2" office:value-type="string">
            <text:p text:style-name="P17"/>
          </table:table-cell>
        </table:table-row>
      </table:table>
      <text:list xml:id="list38336815" text:continue-numbering="true" text:style-name="L7">
        <text:list-item>
          <text:p text:style-name="P31"><text:soft-page-break/>TASK-2 : #21</text:p>
        </text:list-item>
      </text:list>
      <text:p text:style-name="P5"/>
      <text:p text:style-name="P5">[next]</text:p>
      <text:list xml:id="list4907777681452979930" text:style-name="L8">
        <text:list-item>
          <text:p text:style-name="P88">TASK : #22</text:p>
        </text:list-item>
      </text:list>
      <text:p text:style-name="P5">[further]</text:p>
      <text:p text:style-name="P13"><text:line-break/><text:span text:style-name="T6">[/ XXX] 20200613_171508</text:span></text:p>
      <text:p text:style-name="P6"/>
      <text:p text:style-name="P3"/>
      <text:p text:style-name="P6"/>
      <text:p text:style-name="P5"><text:span text:style-name="T2">23_41</text:span>----------------------------------------------------------------</text:p>
      <text:p text:style-name="P8">[42] res free# JVEMV6 37#23_X / 37. miscs / 23. CO2 / 20200616_183333</text:p>
      <text:p text:style-name="P4"/>
      <text:p text:style-name="P5">[do] <text:span text:style-name="T5">#_ </text:span></text:p>
      <text:list xml:id="list8084269078360736382" text:style-name="L9">
        <text:list-item>
          <text:p text:style-name="P32">REVIEW </text:p>
        </text:list-item>
        <text:list-item>
          <text:p text:style-name="P32"><text:span text:style-name="T5">#_ </text:span>TASK-1 : #22</text:p>
        </text:list-item>
        <text:list-item>
          <text:p text:style-name="P32"><text:span text:style-name="T5">#_ </text:span>SEG-1 : search ==&gt; “plasma microwave discharge”</text:p>
          <text:list>
            <text:list-item>
              <text:p text:style-name="P32"><text:a xlink:type="simple" xlink:href="https://www.youtube.com/results?search_query=plasma+microwave+discharge" text:style-name="Internet_20_link" text:visited-style-name="Visited_20_Internet_20_Link">https://www.youtube.com/results?search_query=plasma+microwave+discharge</text:a></text:p>
            </text:list-item>
            <text:list-item>
              <text:p text:style-name="P32"><text:a xlink:type="simple" xlink:href="https://www.youtube.com/watch?v=59LiRywyHrc" text:style-name="Internet_20_link" text:visited-style-name="Visited_20_Internet_20_Link">https://www.youtube.com/watch?v=59LiRywyHrc</text:a></text:p>
            </text:list-item>
          </text:list>
        </text:list-item>
      </text:list>
      <text:p text:style-name="P5">[next]</text:p>
      <text:list xml:id="list4602569772267593736" text:style-name="L10">
        <text:list-item>
          <text:p text:style-name="P33">TASK : M-47 / #21.1 “<text:span text:style-name="T9">Gliding arc (GA) discharge</text:span>”</text:p>
        </text:list-item>
      </text:list>
      <text:p text:style-name="P5">[further]</text:p>
      <text:p text:style-name="P13"><text:line-break/><text:soft-page-break/><text:span text:style-name="T6">[/ XXX] 20200616_183312</text:span></text:p>
      <text:p text:style-name="P6"/>
      <text:p text:style-name="P3"/>
      <text:p text:style-name="P5"><text:span text:style-name="T2">23_42</text:span>----------------------------------------------------------------</text:p>
      <text:p text:style-name="P8">[43] res free# JVEMV6 37#23_X / 37. miscs / 23. CO2 / 20200617_180655</text:p>
      <text:p text:style-name="P4"/>
      <text:p text:style-name="P5">[do] <text:span text:style-name="T5">#_ </text:span></text:p>
      <text:list xml:id="list5921213241688950529" text:style-name="L11">
        <text:list-item>
          <text:p text:style-name="P34">REVIEW </text:p>
        </text:list-item>
        <text:list-item>
          <text:p text:style-name="P34"><text:span text:style-name="T5">#_ </text:span>TASK-1 : M-47 / #21.1 “<text:span text:style-name="T9">Gliding arc (GA) discharge</text:span>”</text:p>
          <text:list>
            <text:list-item>
              <text:p text:style-name="P34">==&gt; COMP</text:p>
            </text:list-item>
          </text:list>
        </text:list-item>
      </text:list>
      <text:p text:style-name="P5">[next]</text:p>
      <text:list xml:id="list2075902878251523580" text:style-name="L12">
        <text:list-item>
          <text:p text:style-name="P89">TASK : #21.1.1 ==&gt; memo-out</text:p>
        </text:list-item>
      </text:list>
      <text:p text:style-name="P5">[further]</text:p>
      <text:p text:style-name="P13"><text:line-break/><text:span text:style-name="T6">[/ XXX] 20200617_185537</text:span></text:p>
      <text:p text:style-name="P6"/>
      <text:p text:style-name="P3"/>
      <text:p text:style-name="P5"><text:span text:style-name="T2">23_43</text:span>----------------------------------------------------------------</text:p>
      <text:p text:style-name="P8">[44] res free# JVEMV6 37#23_X / 37. miscs / 23. CO2 / 20200618_181124</text:p>
      <text:p text:style-name="P4"/>
      <text:p text:style-name="P4"/>
      <text:p text:style-name="P5">[do] <text:span text:style-name="T5">#_ </text:span></text:p>
      <text:list xml:id="list1112906286979143185" text:style-name="L13">
        <text:list-item>
          <text:p text:style-name="P35"><text:soft-page-break/>REVIEW </text:p>
        </text:list-item>
        <text:list-item>
          <text:p text:style-name="P35">TASK-1 : #21.1.1 ==&gt; memo-out</text:p>
          <text:list>
            <text:list-item>
              <text:p text:style-name="P35">T-1.1</text:p>
              <text:list>
                <text:list-item>
                  <text:p text:style-name="P35">search : <text:a xlink:type="simple" xlink:href="https://www.youtube.com/results?search_query=glinding+arc+plasma" text:style-name="Internet_20_link" text:visited-style-name="Visited_20_Internet_20_Link">https://www.youtube.com/results?search_query=glinding+arc+plasma</text:a></text:p>
                </text:list-item>
                <text:list-item>
                  <text:p text:style-name="P35"/>
                </text:list-item>
              </text:list>
            </text:list-item>
          </text:list>
        </text:list-item>
      </text:list>
      <text:p text:style-name="P15"/>
      <text:p text:style-name="P5">[next]</text:p>
      <text:list xml:id="list2461284644057679639" text:style-name="L14">
        <text:list-item>
          <text:p text:style-name="P36">TASK : #22 / M-47</text:p>
          <text:list>
            <text:list-item>
              <text:p text:style-name="P36">==&gt; pick up again</text:p>
            </text:list-item>
          </text:list>
        </text:list-item>
      </text:list>
      <text:p text:style-name="P5">[further]</text:p>
      <text:p text:style-name="P13"><text:line-break/><text:span text:style-name="T6">[/ XXX] 20200618_185031</text:span></text:p>
      <text:p text:style-name="P6"/>
      <text:p text:style-name="P3"/>
      <text:p text:style-name="P5"><text:span text:style-name="T2">23_44</text:span>----------------------------------------------------------------</text:p>
      <text:p text:style-name="P8">[45] res free# JVEMV6 37#23_X / 37. miscs / 23. CO2 / 20200620_124350</text:p>
      <text:p text:style-name="P4"/>
      <text:p text:style-name="P5">[do] <text:span text:style-name="T5">#_ </text:span></text:p>
      <text:list xml:id="list2692826977521790331" text:style-name="L15">
        <text:list-item>
          <text:p text:style-name="P37">REVIEW </text:p>
        </text:list-item>
        <text:list-item>
          <text:p text:style-name="P37">TASK-1 : #22 / M-47</text:p>
          <text:list>
            <text:list-item>
              <text:p text:style-name="P37">search : plasma radio frequency</text:p>
              <text:list>
                <text:list-item>
                  <text:p text:style-name="P37"><text:a xlink:type="simple" xlink:href="https://www.youtube.com/results?search_query=plasma+radio+frequency" text:style-name="Internet_20_link" text:visited-style-name="Visited_20_Internet_20_Link">https://www.youtube.com/results?search_query=plasma+radio+frequency</text:a></text:p>
                </text:list-item>
                <text:list-item>
                  <text:p text:style-name="P37"><text:soft-page-break/><text:a xlink:type="simple" xlink:href="https://www.youtube.com/watch?v=vYnl-wNq0JE" text:style-name="Internet_20_link" text:visited-style-name="Visited_20_Internet_20_Link">https://www.youtube.com/watch?v=vYnl-wNq0JE</text:a> “13.56 MHz RF Plasma Chamber”</text:p>
                </text:list-item>
              </text:list>
            </text:list-item>
            <text:list-item>
              <text:p text:style-name="P37">search : “RF plasma”</text:p>
              <text:list>
                <text:list-item>
                  <text:p text:style-name="P37"><text:a xlink:type="simple" xlink:href="https://www.youtube.com/results?search_query=RF+plasma" text:style-name="Internet_20_link" text:visited-style-name="Visited_20_Internet_20_Link">https://www.youtube.com/results?search_query=RF+plasma</text:a></text:p>
                </text:list-item>
                <text:list-item>
                  <text:p text:style-name="P37"><text:a xlink:type="simple" xlink:href="https://www.youtube.com/watch?v=atVSxvbiPg0" text:style-name="Internet_20_link" text:visited-style-name="Visited_20_Internet_20_Link">https://www.youtube.com/watch?v=atVSxvbiPg0</text:a></text:p>
                </text:list-item>
              </text:list>
            </text:list-item>
            <text:list-item>
              <text:p text:style-name="P37">search : “plasma corona discharge”</text:p>
              <text:list>
                <text:list-item>
                  <text:p text:style-name="P37"><text:a xlink:type="simple" xlink:href="https://www.youtube.com/results?search_query=plasma+corona+discharge" text:style-name="Internet_20_link" text:visited-style-name="Visited_20_Internet_20_Link">https://www.youtube.com/results?search_query=plasma+corona+discharge</text:a></text:p>
                </text:list-item>
                <text:list-item>
                  <text:p text:style-name="P37"><text:a xlink:type="simple" xlink:href="https://www.youtube.com/watch?v=2pLJ2ZX4By4" text:style-name="Internet_20_link" text:visited-style-name="Visited_20_Internet_20_Link">https://www.youtube.com/watch?v=2pLJ2ZX4By4</text:a></text:p>
                  <text:list>
                    <text:list-item>
                      <text:p text:style-name="P37">“Corona and Arc Discharge”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7">TASK-2 </text:p>
          <text:list>
            <text:list-item>
              <text:list>
                <text:list-item>
                  <text:p text:style-name="P37">M-47 ==&gt; plasma + catalysis</text:p>
                </text:list-item>
              </text:list>
            </text:list-item>
          </text:list>
        </text:list-item>
      </text:list>
      <text:p text:style-name="P5">[next]</text:p>
      <text:list xml:id="list2192708595923751435" text:style-name="L16">
        <text:list-item>
          <text:p text:style-name="P90">TASK : #24.6 / M-47</text:p>
        </text:list-item>
      </text:list>
      <text:p text:style-name="P5">[further]</text:p>
      <text:p text:style-name="P13"><text:line-break/><text:span text:style-name="T6">[/ XXX] 20200620_141224</text:span></text:p>
      <text:p text:style-name="P6"/>
      <text:p text:style-name="P3"/>
      <text:p text:style-name="P5"><text:span text:style-name="T2">23_45</text:span>----------------------------------------------------------------</text:p>
      <text:p text:style-name="P8">[46] res free# JVEMV6 37#23_X / 37. miscs / 23. CO2 / 20200629_163840</text:p>
      <text:p text:style-name="P4"/>
      <text:p text:style-name="P5">[do] <text:span text:style-name="T5">#_ </text:span></text:p>
      <text:list xml:id="list7206903201828368085" text:style-name="L17">
        <text:list-item>
          <text:p text:style-name="P38"><text:soft-page-break/>REVIEW </text:p>
        </text:list-item>
        <text:list-item>
          <text:p text:style-name="P38">TASK-1 : #24.6 / M-47 </text:p>
          <text:list>
            <text:list-item>
              <text:p text:style-name="P38">#24.6</text:p>
              <text:list>
                <text:list-item>
                  <text:p text:style-name="P38"><text:a xlink:type="simple" xlink:href="http://www.mdpi.com/2073-4344/6/6/80" text:style-name="Internet_20_link" text:visited-style-name="Visited_20_Internet_20_Link">www.mdpi.com/2073-4344/6/6/80</text:a><text:tab/>:d-1</text:p>
                  <text:list>
                    <text:list-item>
                      <text:p text:style-name="P38"><text:a xlink:type="simple" xlink:href="https://www.mdpi.com/catalysts/catalysts-06-00080/article_deploy/html/images/catalysts-06-00080-g019.png" text:style-name="Internet_20_link" text:visited-style-name="Visited_20_Internet_20_Link">https://www.mdpi.com/catalysts/catalysts-06-00080/article_deploy/html/images/catalysts-06-00080-g019.png</text:a></text:p>
                    </text:list-item>
                  </text:list>
                </text:list-item>
                <text:list-item>
                  <text:p text:style-name="P38"/>
                </text:list-item>
              </text:list>
            </text:list-item>
          </text:list>
        </text:list-item>
      </text:list>
      <text:p text:style-name="P5">[next]</text:p>
      <text:list xml:id="list2912275836013406405" text:style-name="L18">
        <text:list-item>
          <text:p text:style-name="P91">TASK : M-52</text:p>
        </text:list-item>
      </text:list>
      <text:p text:style-name="P5">[further]</text:p>
      <text:p text:style-name="P13"><text:line-break/><text:span text:style-name="T6">[/ XXX] 20200629_172921</text:span></text:p>
      <text:p text:style-name="P6"/>
      <text:p text:style-name="P3"/>
      <text:p text:style-name="P5"><text:span text:style-name="T2">23.1_X</text:span>----------------------------------------------------------------</text:p>
      <text:p text:style-name="P8">[1] res free# JVEMV6 37#23.1_X / 37. miscs / 23. CO2 / 1. mind-map / 20200705_181205</text:p>
      <text:p text:style-name="P4"/>
      <text:p text:style-name="P5">[do] <text:span text:style-name="T5">#_ </text:span></text:p>
      <text:list xml:id="list2099283582635731732" text:style-name="L19">
        <text:list-item>
          <text:p text:style-name="P39">REVIEW </text:p>
        </text:list-item>
        <text:list-item>
          <text:p text:style-name="P39">TASK-1 : </text:p>
          <text:list>
            <text:list-item>
              <text:p text:style-name="P39">==&gt; OK</text:p>
            </text:list-item>
          </text:list>
        </text:list-item>
      </text:list>
      <text:p text:style-name="P5">[next]</text:p>
      <text:list xml:id="list2437914473952023743" text:style-name="L20">
        <text:list-item>
          <text:p text:style-name="P40">TASK : M-47 : <text:span text:style-name="T11">#23</text:span></text:p>
          <text:list>
            <text:list-item>
              <text:p text:style-name="P40"><text:soft-page-break/>“7. Conclusions and outlook”</text:p>
            </text:list-item>
          </text:list>
        </text:list-item>
      </text:list>
      <text:p text:style-name="P5">[further]</text:p>
      <text:p text:style-name="P13"><text:line-break/><text:span text:style-name="T6">[/ XXX] 20200705_184734</text:span></text:p>
      <text:p text:style-name="P6"/>
      <text:p text:style-name="P3"/>
      <text:p text:style-name="P5"><text:span text:style-name="T2">23.1_1</text:span>----------------------------------------------------------------</text:p>
      <text:p text:style-name="P8">[2] res free# JVEMV6 37#23.1_X / 37. miscs / 23. CO2 / 1. mind-map / 20200711_173126</text:p>
      <text:p text:style-name="P4"/>
      <text:p text:style-name="P5">[do] <text:span text:style-name="T5">#_ </text:span></text:p>
      <text:list xml:id="list47661522120657936" text:style-name="L21">
        <text:list-item>
          <text:p text:style-name="P41">REVIEW </text:p>
        </text:list-item>
        <text:list-item>
          <text:p text:style-name="P41">TASK : M-47 : <text:span text:style-name="T11">#23 #23.1</text:span></text:p>
          <text:list>
            <text:list-item>
              <text:p text:style-name="P85">#23.1</text:p>
            </text:list-item>
            <text:list-item>
              <text:p text:style-name="P41">#23.3</text:p>
            </text:list-item>
            <text:list-item>
              <text:p text:style-name="P41">~ <text:span text:style-name="T11">#23.3.7</text:span></text:p>
            </text:list-item>
            <text:list-item>
              <text:p text:style-name="P41"/>
            </text:list-item>
          </text:list>
        </text:list-item>
      </text:list>
      <text:p text:style-name="P19">[next]</text:p>
      <text:list xml:id="list4838017438779482268" text:style-name="L22">
        <text:list-item>
          <text:p text:style-name="P42">TASK : <text:span text:style-name="T11">#23.4</text:span></text:p>
          <text:list>
            <text:list-item>
              <text:p text:style-name="P86"/>
            </text:list-item>
          </text:list>
        </text:list-item>
      </text:list>
      <text:p text:style-name="P5">[further]</text:p>
      <text:p text:style-name="P13"><text:line-break/><text:span text:style-name="T6">[/ XXX] </text:span></text:p>
      <text:p text:style-name="P6"/>
      <text:p text:style-name="P3"><text:soft-page-break/></text:p>
      <text:p text:style-name="P4"/>
      <text:p text:style-name="P5"><text:span text:style-name="T2">23.1_2</text:span>----------------------------------------------------------------</text:p>
      <text:p text:style-name="P8">[3] res free# JVEMV6 37#23.1_X / 37. miscs / 23. CO2 / 1. mind-map / 20200718_174555</text:p>
      <text:p text:style-name="P4"/>
      <text:p text:style-name="P5">[do] <text:span text:style-name="T5">#_ </text:span></text:p>
      <text:list xml:id="list578760452985372632" text:style-name="L23">
        <text:list-item>
          <text:p text:style-name="P43">REVIEW </text:p>
        </text:list-item>
        <text:list-item>
          <text:p text:style-name="P43">TASK-1 : M-47 : <text:span text:style-name="T11">#23.4</text:span></text:p>
          <text:list>
            <text:list-item>
              <text:p text:style-name="P43"><text:span text:style-name="T7">s: https://yandex.ru/images/search?from=tabbar&amp;text=plasma chemical processes&amp;pos=10&amp;img_url=</text:span><text:a xlink:type="simple" xlink:href="https://www.researchgate.net/publication/270671650/figure/download/fig1/AS:306535411535873@1450095145440/Schematic-diagram-of-plasma-enhanced-chemical-vapor-deposition-and-generated-plasma.png&amp;rpt=simage" text:style-name="Internet_20_link" text:visited-style-name="Visited_20_Internet_20_Link">https://www.researchgate.net/publication/270671650/figure/download/fig1/AS:306535411535873@1450095145440/Schematic-diagram-of-plasma-enhanced-chemical-vapor-deposition-and-generated-plasma.png&amp;rpt=simage</text:a></text:p>
            </text:list-item>
            <text:list-item>
              <text:p text:style-name="P43"><text:a xlink:type="simple" xlink:href="https://www.researchgate.net/figure/Schematic-diagram-of-plasma-enhanced-chemical-vapor-deposition-and-generated-plasma_fig1_270671650" text:style-name="Internet_20_link" text:visited-style-name="Visited_20_Internet_20_Link">https://www.researchgate.net/figure/Schematic-diagram-of-plasma-enhanced-chemical-vapor-deposition-and-generated-plasma_fig1_270671650</text:a><text:tab/>:d-1</text:p>
            </text:list-item>
            <text:list-item>
              <text:p text:style-name="P43"><text:a xlink:type="simple" xlink:href="https://www.mdpi.com/2073-4344/9/1/98/htm" text:style-name="Internet_20_link" text:visited-style-name="Visited_20_Internet_20_Link">https://www.mdpi.com/2073-4344/9/1/98/htm</text:a><text:tab/>:d-2</text:p>
            </text:list-item>
          </text:list>
        </text:list-item>
      </text:list>
      <text:p text:style-name="P5">[next]</text:p>
      <text:list xml:id="list6492378705343784931" text:style-name="L24">
        <text:list-item>
          <text:p text:style-name="P44">TASK : M-47</text:p>
          <text:list>
            <text:list-item>
              <text:p text:style-name="P44"><text:s/><text:span text:style-name="T11">#23.4.1</text:span></text:p>
            </text:list-item>
          </text:list>
        </text:list-item>
        <text:list-item>
          <text:p text:style-name="P44"/>
        </text:list-item>
      </text:list>
      <text:p text:style-name="P5">[further]</text:p>
      <text:p text:style-name="P6"><text:soft-page-break/><text:line-break/><text:span text:style-name="T6">[/ XXX] 20200718_182444</text:span></text:p>
      <text:p text:style-name="P4"/>
      <text:p text:style-name="P3"/>
      <text:p text:style-name="P5"><text:span text:style-name="T2">23.1_3</text:span>----------------------------------------------------------------</text:p>
      <text:p text:style-name="P8">[4] res free# JVEMV6 37#23.1_X / 37. miscs / 23. CO2 / 1. mind-map / 20200719_163255</text:p>
      <text:p text:style-name="P4"/>
      <text:p text:style-name="P5">[do] <text:span text:style-name="T5">#_ </text:span></text:p>
      <text:list xml:id="list7965473344604008618" text:style-name="L25">
        <text:list-item>
          <text:p text:style-name="P45">REVIEW </text:p>
        </text:list-item>
        <text:list-item>
          <text:p text:style-name="P45"><text:span text:style-name="T5">#_ </text:span>SEG-1 : mapping</text:p>
          <text:list>
            <text:list-item>
              <text:p text:style-name="P45">C:\WORKS_2\WS\FM_2_20171104_225946\Projects\JVEMV6\37_miscs\23_co2</text:p>
              <text:list>
                <text:list-item>
                  <text:p text:style-name="P45">1_mind-map.mm</text:p>
                </text:list-item>
                <text:list-item>
                  <text:p text:style-name="P45">==&gt; OK</text:p>
                </text:list-item>
              </text:list>
            </text:list-item>
          </text:list>
        </text:list-item>
        <text:list-item>
          <text:p text:style-name="P45">TASK-1 </text:p>
          <text:list>
            <text:list-item>
              <text:list>
                <text:list-item>
                  <text:p text:style-name="P20">M-47</text:p>
                </text:list-item>
                <text:list-item>
                  <text:p text:style-name="P87">#23.4.1</text:p>
                </text:list-item>
              </text:list>
            </text:list-item>
            <text:list-item>
              <text:p text:style-name="P45">T-1.1</text:p>
              <text:list>
                <text:list-item>
                  <text:p text:style-name="P45">s: SOEC</text:p>
                  <text:list>
                    <text:list-item>
                      <text:p text:style-name="P45"><text:a xlink:type="simple" xlink:href="https://yandex.com/images/search?text=SOEC&amp;stype=image&amp;lr=21163&amp;source=wiz" text:style-name="Internet_20_link" text:visited-style-name="Visited_20_Internet_20_Link">https://yandex.com/images/search?text=SOEC&amp;stype=image&amp;lr=21163&amp;source=wiz</text:a></text:p>
                    </text:list-item>
                    <text:list-item>
                      <text:p text:style-name="P45"><text:a xlink:type="simple" xlink:href="https://en.wikipedia.org/wiki/Solid_oxide_electrolyzer_cell" text:style-name="Internet_20_link" text:visited-style-name="Visited_20_Internet_20_Link">https://en.wikipedia.org/wiki/Solid_oxide_electrolyzer_cell</text:a></text:p>
                      <text:list>
                        <text:list-item>
                          <text:p text:style-name="P45">==&gt; texts_47.[deriv-1].odt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><text:soft-page-break/>[next]</text:p>
      <text:list xml:id="list8786610217711637283" text:style-name="L26">
        <text:list-item>
          <text:p text:style-name="P46">TASK</text:p>
          <text:list>
            <text:list-item>
              <text:p text:style-name="P46">M-47 : <text:span text:style-name="T11">#23.6</text:span></text:p>
            </text:list-item>
          </text:list>
        </text:list-item>
      </text:list>
      <text:p text:style-name="P5">[further]</text:p>
      <text:p text:style-name="P6"><text:line-break/><text:span text:style-name="T6">[/ XXX] 20200719_170116</text:span></text:p>
      <text:p text:style-name="P4"/>
      <text:p text:style-name="P3"/>
      <text:p text:style-name="P5"><text:span text:style-name="T2">23.1_4</text:span>----------------------------------------------------------------</text:p>
      <text:p text:style-name="P8">[5] res free# JVEMV6 37#23.1_X / 37. miscs / 23. CO2 / 1. mind-map / 20200721_181304</text:p>
      <text:p text:style-name="P4"/>
      <text:p text:style-name="P5">[do] <text:span text:style-name="T5">#_ </text:span></text:p>
      <text:list xml:id="list7407804289387666157" text:style-name="L27">
        <text:list-item>
          <text:p text:style-name="P47">REVIEW </text:p>
        </text:list-item>
        <text:list-item>
          <text:p text:style-name="P47">TASK-1 : M-47 : <text:span text:style-name="T11">#23.6</text:span></text:p>
          <text:list>
            <text:list-item>
              <text:p text:style-name="P47">? : “direct oxidative production of oxygenates”</text:p>
              <text:list>
                <text:list-item>
                  <text:p text:style-name="P47"><text:a xlink:type="simple" xlink:href="https://en.wikipedia.org/wiki/Oxygenate" text:style-name="Internet_20_link" text:visited-style-name="Visited_20_Internet_20_Link">https://en.wikipedia.org/wiki/Oxygenate</text:a></text:p>
                </text:list-item>
                <text:list-item>
                  <text:p text:style-name="P47"><text:a xlink:type="simple" xlink:href="https://www.oxygenizer.com/product/oxygenated-drinking-water/" text:style-name="Internet_20_link" text:visited-style-name="Visited_20_Internet_20_Link">https://www.oxygenizer.com/product/oxygenated-drinking-water/</text:a></text:p>
                </text:list-item>
                <text:list-item>
                  <text:p text:style-name="P47"><text:a xlink:type="simple" xlink:href="https://yandex.com/images/search?from=tabbar&amp;text=Oxidative%20coupling%20of%20methane" text:style-name="Internet_20_link" text:visited-style-name="Visited_20_Internet_20_Link">https://yandex.com/images/search?from=tabbar&amp;text=Oxidative%20coupling%20of%20methane</text:a></text:p>
                </text:list-item>
                <text:list-item>
                  <text:p text:style-name="P47"/>
                </text:list-item>
              </text:list>
            </text:list-item>
          </text:list>
        </text:list-item>
      </text:list>
      <text:p text:style-name="P5">[next]</text:p>
      <text:list xml:id="list1879703106848093103" text:style-name="L28">
        <text:list-item>
          <text:p text:style-name="P48">TASK ==&gt; see memo</text:p>
        </text:list-item>
      </text:list>
      <text:p text:style-name="P5"><text:soft-page-break/>[further]</text:p>
      <text:p text:style-name="P6"><text:line-break/><text:span text:style-name="T6">[/ XXX] </text:span></text:p>
      <text:p text:style-name="P4"/>
      <text:p text:style-name="P3"/>
      <text:p text:style-name="P5"><text:span text:style-name="T2">23.1_5</text:span>----------------------------------------------------------------</text:p>
      <text:p text:style-name="P8">[6] res free# JVEMV6 37#23.1_X / 37. miscs / 23. CO2 / 1. mind-map / 20200727_164254</text:p>
      <text:p text:style-name="P5"/>
      <text:p text:style-name="P5">[do] <text:span text:style-name="T5">#_ </text:span></text:p>
      <text:list xml:id="list1404226476907003716" text:style-name="L29">
        <text:list-item>
          <text:p text:style-name="P49">REVIEW </text:p>
        </text:list-item>
        <text:list-item>
          <text:p text:style-name="P49">TASK-1 : M-47 / #23</text:p>
          <text:list>
            <text:list-item>
              <text:p text:style-name="P49">up to : //20200727_154823</text:p>
            </text:list-item>
            <text:list-item>
              <text:p text:style-name="P49"><text:span text:style-name="T5">#_ </text:span>DRM ==&gt; what?</text:p>
              <text:list>
                <text:list-item>
                  <text:p text:style-name="P49">==&gt; “dry reforming of methane ” (2.2.1.)</text:p>
                </text:list-item>
              </text:list>
            </text:list-item>
            <text:list-item>
              <text:p text:style-name="P49"><text:span text:style-name="T5">#_ </text:span>rea<text:span text:style-name="T7">d : texts_47.odt </text:span></text:p>
              <text:list>
                <text:list-item>
                  <text:p text:style-name="P49">#6</text:p>
                </text:list-item>
              </text:list>
            </text:list-item>
            <text:list-item>
              <text:p text:style-name="P49">rea<text:span text:style-name="T7">d : M-47 / secton : 2.2.</text:span></text:p>
              <text:list>
                <text:list-item>
                  <text:p text:style-name="P83">mapping</text:p>
                </text:list-item>
              </text:list>
            </text:list-item>
          </text:list>
        </text:list-item>
      </text:list>
      <text:p text:style-name="P5">[next]</text:p>
      <text:list xml:id="list8899563488956203994" text:style-name="L30">
        <text:list-item>
          <text:p text:style-name="P50">TASK : #15 / M-47</text:p>
          <text:list>
            <text:list-item>
              <text:p text:style-name="P50">texts_47.odt</text:p>
            </text:list-item>
          </text:list>
        </text:list-item>
        <text:list-item>
          <text:p text:style-name="P50">or, <text:a xlink:type="simple" xlink:href="https://www.pro-physik.de/nachrichten/vom-plasma-zu-fluessigkeiten-zu-festkoerpern" text:style-name="Internet_20_link" text:visited-style-name="Visited_20_Internet_20_Link">https://www.pro-physik.de/nachrichten/vom-plasma-zu-fluessigkeiten-zu-festkoerpern</text:a></text:p>
        </text:list-item>
      </text:list>
      <text:p text:style-name="P5">[further]</text:p>
      <text:p text:style-name="P6"><text:soft-page-break/><text:line-break/><text:span text:style-name="T6">[/ XXX] </text:span></text:p>
      <text:p text:style-name="P4"/>
      <text:p text:style-name="P3"/>
      <text:p text:style-name="P5"><text:span text:style-name="T2">23.1_6</text:span>----------------------------------------------------------------</text:p>
      <text:p text:style-name="P8">[7] res free# JVEMV6 37#23.1_X / 37. miscs / 23. CO2 / 1. mind-map / 20200815_232736</text:p>
      <text:p text:style-name="P4"/>
      <text:p text:style-name="P5">[do] <text:span text:style-name="T5">#_ </text:span></text:p>
      <text:list xml:id="list4108294370678095536" text:style-name="L31">
        <text:list-item>
          <text:p text:style-name="P51">REVIEW </text:p>
        </text:list-item>
        <text:list-item>
          <text:p text:style-name="P51">TASK : #15 / M-47</text:p>
          <text:list>
            <text:list-item>
              <text:p text:style-name="P51">texts_47.odt</text:p>
            </text:list-item>
          </text:list>
        </text:list-item>
      </text:list>
      <text:p text:style-name="P5">[next]</text:p>
      <text:list xml:id="list2815581058340343684" text:style-name="L32">
        <text:list-item>
          <text:p text:style-name="P52">TASK</text:p>
          <text:list>
            <text:list-item>
              <text:p text:style-name="P52">#15.05 / M-47</text:p>
            </text:list-item>
          </text:list>
        </text:list-item>
        <text:list-item>
          <text:p text:style-name="P52">TASK</text:p>
          <text:list>
            <text:list-item>
              <text:p text:style-name="P52"><text:a xlink:type="simple" xlink:href="https://www.pro-physik.de/nachrichten/vom-plasma-zu-fluessigkeiten-zu-festkoerpern" text:style-name="Internet_20_link" text:visited-style-name="Visited_20_Internet_20_Link">https://www.pro-physik.de/nachrichten/vom-plasma-zu-fluessigkeiten-zu-festkoerpern</text:a></text:p>
            </text:list-item>
          </text:list>
        </text:list-item>
      </text:list>
      <text:p text:style-name="P5">[further]</text:p>
      <text:p text:style-name="P6"><text:line-break/><text:span text:style-name="T6">[/ XXX] </text:span></text:p>
      <text:p text:style-name="P4"/>
      <text:p text:style-name="P4"/>
      <text:p text:style-name="P3"/>
      <text:p text:style-name="P5"><text:span text:style-name="T2">23.1_7</text:span>----------------------------------------------------------------</text:p>
      <text:p text:style-name="P8"><text:soft-page-break/>[8] res free# JVEMV6 37#23.1_X / 37. miscs / 23. CO2 / 1. mind-map / 20200823_175522</text:p>
      <text:p text:style-name="P4"/>
      <text:p text:style-name="P5">[do] <text:span text:style-name="T5">#_ </text:span></text:p>
      <text:list xml:id="list4296337868423441360" text:style-name="L33">
        <text:list-item>
          <text:p text:style-name="P53">REVIEW </text:p>
        </text:list-item>
        <text:list-item>
          <text:p text:style-name="P53">TASK</text:p>
          <text:list>
            <text:list-item>
              <text:p text:style-name="P53">#15.05 / M-47</text:p>
            </text:list-item>
          </text:list>
        </text:list-item>
        <text:list-item>
          <text:p text:style-name="P53">TASK</text:p>
          <text:list>
            <text:list-item>
              <text:p text:style-name="P53"><text:a xlink:type="simple" xlink:href="https://www.pro-physik.de/nachrichten/vom-plasma-zu-fluessigkeiten-zu-festkoerpern" text:style-name="Internet_20_link" text:visited-style-name="Visited_20_Internet_20_Link">https://www.pro-physik.de/nachrichten/vom-plasma-zu-fluessigkeiten-zu-festkoerpern</text:a></text:p>
            </text:list-item>
          </text:list>
        </text:list-item>
      </text:list>
      <text:p text:style-name="P5">[next]</text:p>
      <text:list xml:id="list2738759897211007786" text:style-name="L34">
        <text:list-item>
          <text:p text:style-name="P54">TASK : #16 / M-47</text:p>
        </text:list-item>
        <text:list-item>
          <text:p text:style-name="P54">TASK : M-51</text:p>
        </text:list-item>
      </text:list>
      <text:p text:style-name="P6"><text:line-break/><text:span text:style-name="T6">[/ XXX] 20200823_183153</text:span></text:p>
      <text:p text:style-name="P4"/>
      <text:p text:style-name="P4"/>
      <text:p text:style-name="P3"/>
      <text:p text:style-name="P5"><text:span text:style-name="T2">23.1_8</text:span>----------------------------------------------------------------</text:p>
      <text:p text:style-name="P8">[9] res free# JVEMV6 37#23.1_X / 37. miscs / 23. CO2 / 1. mind-map / 20200828_174957</text:p>
      <text:p text:style-name="P4"/>
      <text:p text:style-name="P5">[do] <text:span text:style-name="T5">#_ </text:span></text:p>
      <text:list xml:id="list8090388248830314922" text:style-name="L35">
        <text:list-item>
          <text:p text:style-name="P55">REVIEW </text:p>
        </text:list-item>
        <text:list-item>
          <text:p text:style-name="P55">TASK-1 : #16 / M-47</text:p>
        </text:list-item>
        <text:list-item>
          <text:p text:style-name="P84">TASK : M-51</text:p>
        </text:list-item>
      </text:list>
      <text:p text:style-name="P5"><text:soft-page-break/>[next]</text:p>
      <text:list xml:id="list2251858648144135605" text:style-name="L36">
        <text:list-item>
          <text:p text:style-name="P56">TASK : m-47</text:p>
          <text:list>
            <text:list-item>
              <text:p text:style-name="P56">#16.0.3</text:p>
            </text:list-item>
          </text:list>
        </text:list-item>
      </text:list>
      <text:p text:style-name="P6"><text:line-break/><text:span text:style-name="T6">[/ XXX] 20200828_183203</text:span></text:p>
      <text:p text:style-name="P4"/>
      <text:p text:style-name="P3"/>
      <text:p text:style-name="P5"><text:span text:style-name="T2">23.1_9</text:span>----------------------------------------------------------------</text:p>
      <text:p text:style-name="P8">[10] res free# JVEMV6 37#23.1_X / 37. miscs / 23. CO2 / 1. mind-map / 20200830_175318</text:p>
      <text:p text:style-name="P4"/>
      <text:p text:style-name="P5">[do] <text:span text:style-name="T5">#_ </text:span></text:p>
      <text:list xml:id="list4130217826288637739" text:style-name="L37">
        <text:list-item>
          <text:p text:style-name="P57">REVIEW </text:p>
        </text:list-item>
        <text:list-item>
          <text:p text:style-name="P57">TASK : m-47</text:p>
          <text:list>
            <text:list-item>
              <text:p text:style-name="P57">#16.0.3</text:p>
            </text:list-item>
          </text:list>
        </text:list-item>
      </text:list>
      <text:p text:style-name="P5">[next]</text:p>
      <text:list xml:id="list6452364541310111980" text:style-name="L38">
        <text:list-item>
          <text:p text:style-name="P58">TASK : m-47 / #17.0.4</text:p>
        </text:list-item>
      </text:list>
      <text:p text:style-name="P6"><text:line-break/><text:span text:style-name="T6">[/ XXX] 20200830_182318</text:span></text:p>
      <text:p text:style-name="P4"/>
      <text:p text:style-name="P3"/>
      <text:p text:style-name="P5"><text:span text:style-name="T2">23.1_10</text:span>----------------------------------------------------------------</text:p>
      <text:p text:style-name="P8">[11] res free# JVEMV6 37#23.1_X / 37. miscs / 23. CO2 / 1. mind-map / 20200903_155225</text:p>
      <text:p text:style-name="P4"/>
      <text:p text:style-name="P5"><text:soft-page-break/>[do] <text:span text:style-name="T5">#_ </text:span></text:p>
      <text:list xml:id="list6086987551413853761" text:style-name="L39">
        <text:list-item>
          <text:p text:style-name="P59"><text:span text:style-name="T5">#_ </text:span>REVIEW </text:p>
        </text:list-item>
        <text:list-item>
          <text:p text:style-name="P59">TASK : m-47 / #17.0.4</text:p>
          <text:list>
            <text:list-item>
              <text:p text:style-name="P59"><text:span text:style-name="T5">#_ </text:span>#17.0.4</text:p>
            </text:list-item>
            <text:list-item>
              <text:p text:style-name="P59">#17.1</text:p>
            </text:list-item>
          </text:list>
        </text:list-item>
      </text:list>
      <text:p text:style-name="P5">[next]</text:p>
      <text:list xml:id="list1146971581136705773" text:style-name="L40">
        <text:list-item>
          <text:p text:style-name="P60">TASK : #17.2 (texts_47.[#17~].odt)</text:p>
        </text:list-item>
      </text:list>
      <text:p text:style-name="P6"><text:line-break/><text:span text:style-name="T6">[/ XXX] 20200903_163950</text:span></text:p>
      <text:p text:style-name="P4"/>
      <text:p text:style-name="P3"/>
      <text:p text:style-name="P4"/>
      <text:p text:style-name="P5"><text:span text:style-name="T2">23.1_11</text:span>----------------------------------------------------------------</text:p>
      <text:p text:style-name="P8">[12] res free# JVEMV6 37#23.1_X / 37. miscs / 23. CO2 / 1. mind-map / 20200904_173857</text:p>
      <text:p text:style-name="P4"/>
      <text:p text:style-name="P5">[do] <text:span text:style-name="T5">#_ </text:span></text:p>
      <text:list xml:id="list6266819839882808799" text:style-name="L41">
        <text:list-item>
          <text:p text:style-name="P61">REVIEW </text:p>
        </text:list-item>
        <text:list-item>
          <text:p text:style-name="P61">TASK-1 : #17.2 </text:p>
        </text:list-item>
      </text:list>
      <text:p text:style-name="P5">[next]</text:p>
      <text:list xml:id="list4771632919622977026" text:style-name="L42">
        <text:list-item>
          <text:p text:style-name="P62">TASK</text:p>
        </text:list-item>
      </text:list>
      <text:p text:style-name="P6"><text:line-break/><text:span text:style-name="T6">[/ XXX] </text:span></text:p>
      <text:p text:style-name="P4"/>
      <text:p text:style-name="P3"><text:soft-page-break/></text:p>
      <text:p text:style-name="P5"><text:span text:style-name="T2">23.1_12</text:span>----------------------------------------------------------------</text:p>
      <text:p text:style-name="P8">[13] res free# JVEMV6 37#23.1_X / 37. miscs / 23. CO2 / 1. mind-map / 20200908_183609</text:p>
      <text:p text:style-name="P4"/>
      <text:p text:style-name="P5">[do] <text:span text:style-name="T5">#_ </text:span></text:p>
      <text:list xml:id="list2670784891054811988" text:style-name="L43">
        <text:list-item>
          <text:p text:style-name="P63">REVIEW </text:p>
        </text:list-item>
        <text:list-item>
          <text:p text:style-name="P63">TASK-1 : #18 / texts_47.[#17~].odt</text:p>
          <text:list>
            <text:list-item>
              <text:p text:style-name="P63">docs</text:p>
              <text:list>
                <text:list-item>
                  <text:p text:style-name="P21"><text:a xlink:type="simple" xlink:href="http://science.shinshu-u.ac.jp/~tiiyama/?page_id=4309" text:style-name="Internet_20_link" text:visited-style-name="Visited_20_Internet_20_Link"><text:span text:style-name="T4">http://science.shinshu-u.ac.jp/~tiiyama/?page_id=4309</text:span></text:a></text:p>
                </text:list-item>
                <text:list-item>
                  <text:p text:style-name="P63"><text:a xlink:type="simple" xlink:href="https://www.researchgate.net/figure/Schematic-of-non-thermal-dielectric-barrier-discharge-DBD-NO-plasma-system-The_fig1_280568736" text:style-name="Internet_20_link" text:visited-style-name="Visited_20_Internet_20_Link">https://www.researchgate.net/figure/Schematic-of-non-thermal-dielectric-barrier-discharge-DBD-NO-plasma-system-The_fig1_280568736</text:a></text:p>
                </text:list-item>
                <text:list-item>
                  <text:p text:style-name="P63"><text:a xlink:type="simple" xlink:href="https://www.azom.com/article.aspx?ArticleID=912" text:style-name="Internet_20_link" text:visited-style-name="Visited_20_Internet_20_Link">https://www.azom.com/article.aspx?ArticleID=912</text:a></text:p>
                </text:list-item>
                <text:list-item>
                  <text:p text:style-name="P63"/>
                </text:list-item>
              </text:list>
            </text:list-item>
          </text:list>
        </text:list-item>
      </text:list>
      <text:p text:style-name="P5">[next]</text:p>
      <text:list xml:id="list1015667556770455132" text:style-name="L44">
        <text:list-item>
          <text:p text:style-name="P64">TASK : <text:span text:style-name="T12">#18.1</text:span></text:p>
        </text:list-item>
        <text:list-item>
          <text:p text:style-name="P64"/>
        </text:list-item>
      </text:list>
      <text:p text:style-name="P6"><text:line-break/><text:span text:style-name="T6">[/ XXX] 20200908_183609</text:span></text:p>
      <text:p text:style-name="P4"/>
      <text:p text:style-name="P3"/>
      <text:p text:style-name="P5"><text:span text:style-name="T2">23.1_13</text:span>----------------------------------------------------------------</text:p>
      <text:p text:style-name="P8">[14] res free# JVEMV6 37#23.1_X / 37. miscs / 23. CO2 / 1. mind-<text:soft-page-break/>map / 20200913_171746</text:p>
      <text:p text:style-name="P4"/>
      <text:p text:style-name="P5">[do] <text:span text:style-name="T5">#_ </text:span></text:p>
      <text:list xml:id="list8044658909693344573" text:style-name="L45">
        <text:list-item>
          <text:p text:style-name="P65">REVIEW </text:p>
        </text:list-item>
        <text:list-item>
          <text:p text:style-name="P65">TASK : <text:span text:style-name="T12">#18.1</text:span></text:p>
          <text:list>
            <text:list-item>
              <text:p text:style-name="P65"><text:s/>docs</text:p>
              <text:list>
                <text:list-item>
                  <text:p text:style-name="P65"><text:a xlink:type="simple" xlink:href="https://en.wikipedia.org/wiki/Electron_ionization" text:style-name="Internet_20_link" text:visited-style-name="Visited_20_Internet_20_Link">https://en.wikipedia.org/wiki/Electron_ionization</text:a></text:p>
                </text:list-item>
              </text:list>
            </text:list-item>
          </text:list>
        </text:list-item>
      </text:list>
      <text:p text:style-name="P15"/>
      <text:p text:style-name="P5">[next]</text:p>
      <text:list xml:id="list1245608623160872771" text:style-name="L46">
        <text:list-item>
          <text:p text:style-name="P66">TASK : <text:span text:style-name="T12">#19</text:span></text:p>
        </text:list-item>
      </text:list>
      <text:p text:style-name="P6"><text:line-break/><text:span text:style-name="T6">[/ XXX] 20200913_181827</text:span></text:p>
      <text:p text:style-name="P4"/>
      <text:p text:style-name="P4"/>
      <text:p text:style-name="P3"/>
      <text:p text:style-name="P4"/>
      <text:p text:style-name="P5"><text:span text:style-name="T2">23.1_14</text:span>----------------------------------------------------------------</text:p>
      <text:p text:style-name="P8">[15] res free# JVEMV6 37#23.1_X / 37. miscs / 23. CO2 / 1. mind-map / 20200918_171608</text:p>
      <text:p text:style-name="P4"/>
      <text:p text:style-name="P4"/>
      <text:p text:style-name="P5">[do] <text:span text:style-name="T5">#_ </text:span></text:p>
      <text:list xml:id="list8785407790330770404" text:style-name="L47">
        <text:list-item>
          <text:p text:style-name="P67">REVIEW </text:p>
        </text:list-item>
        <text:list-item>
          <text:p text:style-name="P67">TASK : <text:span text:style-name="T12">#19</text:span></text:p>
        </text:list-item>
      </text:list>
      <text:p text:style-name="P5"><text:soft-page-break/>[next]</text:p>
      <text:list xml:id="list947079770278835504" text:style-name="L48">
        <text:list-item>
          <text:p text:style-name="P68">TASK : <text:span text:style-name="T11">#20</text:span></text:p>
        </text:list-item>
      </text:list>
      <text:p text:style-name="P6"><text:line-break/><text:span text:style-name="T6">[/ XXX] 20200918_174348</text:span></text:p>
      <text:p text:style-name="P4"/>
      <text:p text:style-name="P3"/>
      <text:p text:style-name="P4"/>
      <text:p text:style-name="P5"><text:span text:style-name="T2">23.1_15</text:span>----------------------------------------------------------------</text:p>
      <text:p text:style-name="P8">[16] res free# JVEMV6 37#23.1_X / 37. miscs / 23. CO2 / 1. mind-map / 20200922_174808</text:p>
      <text:p text:style-name="P5"/>
      <text:p text:style-name="P5">[do] <text:span text:style-name="T5">#_ </text:span></text:p>
      <text:list xml:id="list9111371736682844344" text:style-name="L49">
        <text:list-item>
          <text:p text:style-name="P69">REVIEW </text:p>
        </text:list-item>
        <text:list-item>
          <text:p text:style-name="P69">TASK-1</text:p>
          <text:list>
            <text:list-item>
              <text:p text:style-name="P69">search : plasma DBDS</text:p>
              <text:list>
                <text:list-item>
                  <text:p text:style-name="P69"/>
                </text:list-item>
              </text:list>
            </text:list-item>
          </text:list>
        </text:list-item>
      </text:list>
      <text:p text:style-name="P5">[next]</text:p>
      <text:list xml:id="list5780761517332753749" text:style-name="L50">
        <text:list-item>
          <text:p text:style-name="P70">TASK : <text:span text:style-name="T11">#20.1</text:span></text:p>
        </text:list-item>
      </text:list>
      <text:p text:style-name="P6"><text:line-break/><text:span text:style-name="T6">[/ XXX] 20200922_181511</text:span></text:p>
      <text:p text:style-name="P4"/>
      <text:p text:style-name="P4"/>
      <text:p text:style-name="P3"/>
      <text:p text:style-name="P5"><text:span text:style-name="T2">23.1_15</text:span>----------------------------------------------------------------</text:p>
      <text:p text:style-name="P8">[16] res free# JVEMV6 37#23.1_X / 37. miscs / 23. CO2 / 1. mind-<text:soft-page-break/>map / 20200925_180418</text:p>
      <text:p text:style-name="P4"/>
      <text:p text:style-name="P5">[do] <text:span text:style-name="T5">#_ </text:span></text:p>
      <text:list xml:id="list2937085175800199028" text:style-name="L51">
        <text:list-item>
          <text:p text:style-name="P71">REVIEW </text:p>
        </text:list-item>
        <text:list-item>
          <text:p text:style-name="P71">TASK-1 : <text:span text:style-name="T11">#20.1</text:span> </text:p>
          <text:list>
            <text:list-item>
              <text:p text:style-name="P71"/>
            </text:list-item>
          </text:list>
        </text:list-item>
      </text:list>
      <text:p text:style-name="P5">[next]</text:p>
      <text:list xml:id="list4170074869929193568" text:style-name="L52">
        <text:list-item>
          <text:p text:style-name="P72">TASK : <text:span text:style-name="T11">#20.2</text:span> </text:p>
        </text:list-item>
      </text:list>
      <text:p text:style-name="P6"><text:line-break/><text:span text:style-name="T6">[/ XXX] 20200925_181351</text:span></text:p>
      <text:p text:style-name="P4"/>
      <text:p text:style-name="P4"/>
      <text:p text:style-name="P3"/>
      <text:p text:style-name="P4"/>
      <text:p text:style-name="P5"><text:span text:style-name="T2">23.1_16</text:span>----------------------------------------------------------------</text:p>
      <text:p text:style-name="P8">[17] res free# JVEMV6 37#23.1_X / 37. miscs / 23. CO2 / 1. mind-map / 20200928_180006</text:p>
      <text:p text:style-name="P4"/>
      <text:p text:style-name="P5">[do] <text:span text:style-name="T5">#_ </text:span></text:p>
      <text:list xml:id="list305729509924928124" text:style-name="L53">
        <text:list-item>
          <text:p text:style-name="P73">REVIEW </text:p>
        </text:list-item>
        <text:list-item>
          <text:p text:style-name="P73">TASK-1</text:p>
          <text:list>
            <text:list-item>
              <text:p text:style-name="P73"><text:span text:style-name="T5">#_ </text:span><text:s/><text:span text:style-name="T11">#20.2</text:span> <text:s/></text:p>
            </text:list-item>
            <text:list-item>
              <text:p text:style-name="P73">? ==&gt; “plasma <text:s/>micro-discharges”</text:p>
              <text:list>
                <text:list-item>
                  <text:p text:style-name="P73"><text:a xlink:type="simple" xlink:href="https://3g2upl4pq6kufc4m.onion/?q=plasma+micro-discharges&amp;ia=web" text:style-name="Internet_20_link" text:visited-style-name="Visited_20_Internet_20_Link">https://3g2upl4pq6kufc4m.onion/?q=plasma+micro-discharges&amp;ia=web</text:a></text:p>
                </text:list-item>
                <text:list-item>
                  <text:p text:style-name="P73"/>
                </text:list-item>
              </text:list>
            </text:list-item>
          </text:list>
        </text:list-item>
      </text:list>
      <text:p text:style-name="P5"><text:soft-page-break/>[next]</text:p>
      <text:list xml:id="list6657293419717993104" text:style-name="L54">
        <text:list-item>
          <text:p text:style-name="P74">TASK : <text:span text:style-name="T11">#21</text:span> <text:s/></text:p>
        </text:list-item>
      </text:list>
      <text:p text:style-name="P6"><text:line-break/><text:span text:style-name="T6">[/ XXX] </text:span></text:p>
      <text:p text:style-name="P4"/>
      <text:p text:style-name="P3"/>
      <text:p text:style-name="P5"><text:span text:style-name="T2">23.1_17</text:span>----------------------------------------------------------------</text:p>
      <text:p text:style-name="P8">[18] res free# JVEMV6 37#23.1_X / 37. miscs / 23. CO2 / 1. mind-map / 20200930_144416</text:p>
      <text:p text:style-name="P4"/>
      <text:p text:style-name="P5">[do] <text:span text:style-name="T5">#_ </text:span></text:p>
      <text:list xml:id="list8893422749223120747" text:style-name="L55">
        <text:list-item>
          <text:p text:style-name="P75">REVIEW </text:p>
        </text:list-item>
        <text:list-item>
          <text:p text:style-name="P75">TASK-1 : <text:span text:style-name="T11">#21</text:span></text:p>
          <text:list>
            <text:list-item>
              <text:p text:style-name="P75">docs</text:p>
              <text:list>
                <text:list-item>
                  <text:p text:style-name="P75"><text:a xlink:type="simple" xlink:href="http://www.shinko-seiki.com/english/products/185/" text:style-name="Internet_20_link" text:visited-style-name="Visited_20_Internet_20_Link">http://www.shinko-seiki.com/english/products/185/</text:a><text:tab/>:d-1</text:p>
                </text:list-item>
                <text:list-item>
                  <text:p text:style-name="P75"><text:a xlink:type="simple" xlink:href="https://appliedionsystems.com/diy-high-power-gliding-arc-discharge-plasma-treater/" text:style-name="Internet_20_link" text:visited-style-name="Visited_20_Internet_20_Link">https://appliedionsystems.com/diy-high-power-gliding-arc-discharge-plasma-treater/</text:a><text:tab/>:d-2</text:p>
                </text:list-item>
                <text:list-item>
                  <text:p text:style-name="P75"><text:a xlink:type="simple" xlink:href="https://www.st-andrews.ac.uk/supergen/projectwork/hydrogenfromcarbonsources/plasmacatalysis/" text:style-name="Internet_20_link" text:visited-style-name="Visited_20_Internet_20_Link">https://www.st-andrews.ac.uk/supergen/projectwork/hydrogenfromcarbonsources/plasmacatalysis/</text:a><text:tab/><text:tab/>:d-3</text:p>
                </text:list-item>
              </text:list>
            </text:list-item>
            <text:list-item>
              <text:p text:style-name="P75"/>
            </text:list-item>
          </text:list>
        </text:list-item>
      </text:list>
      <text:p text:style-name="P5">[next]</text:p>
      <text:list xml:id="list3136646954578504460" text:style-name="L56">
        <text:list-item>
          <text:p text:style-name="P76">TASK : <text:span text:style-name="T11">#21.1.2</text:span> </text:p>
        </text:list-item>
      </text:list>
      <text:p text:style-name="P6"><text:line-break/><text:soft-page-break/><text:span text:style-name="T6">[/ XXX] 20200930_153509</text:span></text:p>
      <text:p text:style-name="P4"/>
      <text:p text:style-name="P3"/>
      <text:p text:style-name="P5"><text:span text:style-name="T2">23.1_18</text:span>----------------------------------------------------------------</text:p>
      <text:p text:style-name="P8">[20] res free# JVEMV6 37#23.1_X / 37. miscs / 23. CO2 / 1. mind-map / 20201004_180824</text:p>
      <text:p text:style-name="P4"/>
      <text:p text:style-name="P5">[do] <text:span text:style-name="T5">#_ </text:span></text:p>
      <text:list xml:id="list1854447602362539132" text:style-name="L57">
        <text:list-item>
          <text:p text:style-name="P77">REVIEW </text:p>
        </text:list-item>
        <text:list-item>
          <text:p text:style-name="P77">TASK : <text:span text:style-name="T11">#21.1.2</text:span> </text:p>
          <text:list>
            <text:list-item>
              <text:p text:style-name="P77"/>
            </text:list-item>
          </text:list>
        </text:list-item>
      </text:list>
      <text:p text:style-name="P5">[next]</text:p>
      <text:list xml:id="list3927010211635533741" text:style-name="L58">
        <text:list-item>
          <text:p text:style-name="P78">TASK : <text:span text:style-name="T11">#23</text:span> <text:s/></text:p>
        </text:list-item>
      </text:list>
      <text:p text:style-name="P6"><text:line-break/><text:span text:style-name="T6">[/ XXX] 20201004_180800</text:span></text:p>
      <text:p text:style-name="P4"/>
      <text:p text:style-name="P4"/>
      <text:p text:style-name="P3">@@@</text:p>
      <text:p text:style-name="P4"/>
      <text:p text:style-name="P5"><text:span text:style-name="T2">23.1_20</text:span>----------------------------------------------------------------</text:p>
      <text:p text:style-name="P8">[21] res free# JVEMV6 37#23.1_X / 37. miscs / 23. CO2 / 1. mind-map / XXX</text:p>
      <text:p text:style-name="P4"/>
      <text:p text:style-name="P5">[do] <text:span text:style-name="T5">#_ </text:span></text:p>
      <text:list xml:id="list7549306737106391037" text:style-name="L59">
        <text:list-item>
          <text:p text:style-name="P79">REVIEW </text:p>
        </text:list-item>
        <text:list-item>
          <text:p text:style-name="P79"><text:soft-page-break/>TASK-1</text:p>
        </text:list-item>
      </text:list>
      <text:p text:style-name="P5">[next]</text:p>
      <text:list xml:id="list7656665006043454751" text:style-name="L60">
        <text:list-item>
          <text:p text:style-name="P80">TASK</text:p>
        </text:list-item>
      </text:list>
      <text:p text:style-name="P6"><text:line-break/><text:span text:style-name="T6">[/ XXX] </text:span></text:p>
      <text:p text:style-name="P4"/>
      <text:p text:style-name="P4"/>
      <text:p text:style-name="P4"/>
      <text:p text:style-name="P4">----------------------------------------- [TEMPLATE] 20200427_130632</text:p>
      <text:p text:style-name="P5"><text:span text:style-name="T2">23_XX</text:span>----------------------------------------------------------------</text:p>
      <text:p text:style-name="P8">[XX] res free# JVEMV6 37#23_X / 37. miscs / 23. CO2 / XXX</text:p>
      <text:p text:style-name="P5"/>
      <text:p text:style-name="P5">[do] <text:span text:style-name="T5">#_ </text:span></text:p>
      <text:list xml:id="list38323273" text:continue-list="list2099283582635731732" text:style-name="L19">
        <text:list-item>
          <text:p text:style-name="P39">REVIEW </text:p>
        </text:list-item>
        <text:list-item>
          <text:p text:style-name="P39">TASK-1</text:p>
        </text:list-item>
      </text:list>
      <text:p text:style-name="P5">[next]</text:p>
      <text:list xml:id="list788867345848909448" text:style-name="L61">
        <text:list-item>
          <text:p text:style-name="P81">TASK</text:p>
        </text:list-item>
      </text:list>
      <text:p text:style-name="P13"><text:line-break/><text:span text:style-name="T6">[/ XXX] </text:span></text:p>
      <text:p text:style-name="P13"/>
      <text:p text:style-name="P6"/>
      <text:p text:style-name="P4"/>
      <text:p text:style-name="P4"/>
      <text:p text:style-name="P5"><text:span text:style-name="T1">23_X</text:span>----------------------------------------------------------------</text:p>
      <text:p text:style-name="P8">res free# JVEMV6 37#23_X / 37. miscs / 23. CO2 / XXX</text:p>
      <text:p text:style-name="P5"/>
      <text:p text:style-name="P5"><text:soft-page-break/>[do] <text:span text:style-name="T5">#_ </text:span></text:p>
      <text:list xml:id="list1754782990682481265" text:style-name="L62">
        <text:list-item>
          <text:p text:style-name="P82">REVIEW </text:p>
        </text:list-item>
        <text:list-item>
          <text:p text:style-name="P82">TASK-1</text:p>
          <text:list>
            <text:list-item>
              <text:p text:style-name="P82">read</text:p>
            </text:list-item>
          </text:list>
        </text:list-item>
      </text:list>
      <text:section text:style-name="Sect1" text:name="セクション8">
        <text:list xml:id="list38348476" text:continue-numbering="true" text:style-name="L62">
          <text:list-item>
            <text:list>
              <text:list-item>
                <text:list>
                  <text:list-item>
                    <text:p text:style-name="P82">aa</text:p>
                  </text:list-item>
                  <text:list-item>
                    <text:p text:style-name="P82">bb</text:p>
                  </text:list-item>
                  <text:list-item>
                    <text:p text:style-name="P82">cc</text:p>
                  </text:list-item>
                </text:list>
              </text:list-item>
            </text:list>
          </text:list-item>
        </text:list>
      </text:section>
      <text:list xml:id="list38323345" text:continue-numbering="true" text:style-name="L62">
        <text:list-item>
          <text:list>
            <text:list-item>
              <text:p text:style-name="P82">came to know</text:p>
            </text:list-item>
          </text:list>
        </text:list-item>
      </text:list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float" office:value="1">
            <text:p text:style-name="P17">1</text:p>
          </table:table-cell>
          <table:table-cell table:style-name="表22.B1" office:value-type="string">
            <text:p text:style-name="P18"/>
          </table:table-cell>
        </table:table-row>
        <table:table-row>
          <table:table-cell table:style-name="表22.A2" office:value-type="float" office:value="2">
            <text:p text:style-name="P17">2</text:p>
          </table:table-cell>
          <table:table-cell table:style-name="表22.B2" office:value-type="string">
            <text:p text:style-name="P18"/>
          </table:table-cell>
        </table:table-row>
      </table:table>
      <text:list xml:id="list38327587" text:continue-numbering="true" text:style-name="L62">
        <text:list-item>
          <text:list>
            <text:list-item>
              <text:p text:style-name="P82">wanna-know</text:p>
            </text:list-item>
          </text:list>
        </text:list-item>
      </text:list>
      <table:table table:name="表23" table:style-name="表23">
        <table:table-column table:style-name="表23.A"/>
        <table:table-column table:style-name="表23.B"/>
        <table:table-row>
          <table:table-cell table:style-name="表23.A1" office:value-type="float" office:value="1">
            <text:p text:style-name="P17">1</text:p>
          </table:table-cell>
          <table:table-cell table:style-name="表23.B1" office:value-type="string">
            <text:p text:style-name="P18"/>
          </table:table-cell>
        </table:table-row>
        <table:table-row>
          <table:table-cell table:style-name="表23.A2" office:value-type="float" office:value="2">
            <text:p text:style-name="P17">2</text:p>
          </table:table-cell>
          <table:table-cell table:style-name="表23.B2" office:value-type="string">
            <text:p text:style-name="P18"/>
          </table:table-cell>
        </table:table-row>
      </table:table>
      <text:list xml:id="list38336746" text:continue-numbering="true" text:style-name="L62">
        <text:list-item>
          <text:p text:style-name="P82">aaa</text:p>
        </text:list-item>
        <text:list-item>
          <text:p text:style-name="P82">aa</text:p>
          <text:list>
            <text:list-item>
              <text:p text:style-name="P82"/>
            </text:list-item>
          </text:list>
        </text:list-item>
      </text:list>
      <text:p text:style-name="P15"/>
      <text:p text:style-name="P5"/>
      <text:p text:style-name="P5">[next]</text:p>
      <text:list xml:id="list4227965888412410924" text:style-name="L63">
        <text:list-item>
          <text:p text:style-name="P92">TASK</text:p>
        </text:list-item>
      </text:list>
      <text:p text:style-name="P5">[further]</text:p>
      <text:p text:style-name="P13"><text:line-break/><text:span text:style-name="T6">[/ XXX] </text:span></text:p>
      <text:p text:style-name="P13"/>
      <text:p text:style-name="P7"/>
      <text:p text:style-name="P5">/ <text:span text:style-name="T3">------------------------------------------------ [TEMPLATE] </text:span><text:soft-page-break/><text:span text:style-name="T3">20200427_130632 /</text:span></text:p>
      <text:p text:style-name="P4">------------------------------------------ DOCS (Materials)</text:p>
      <text:p text:style-name="P4">https://ja.wikipedia.org/wiki/カルビン回路</text:p>
      <text:p text:style-name="P4">https://ja.wikipedia.org/wiki/カルビン回路#カルビン回路の反応</text:p>
      <text:p text:style-name="P4">https://de.wikipedia.org/wiki/Calvin-Zyklus</text:p>
      <text:p text:style-name="P4"/>
      <text:p text:style-name="P4"/>
      <text:p text:style-name="P4">-------------------------------------- TOPICS</text:p>
      <text:p text:style-name="P4"/>
      <text:p text:style-name="P4"/>
      <text:p text:style-name="P4">-------------------------------------- SYMBOLS<text:tab/>20200327_163426</text:p>
      <text:p text:style-name="P4">#<text:tab/>complete<text:tab/></text:p>
      <text:p text:style-name="P4">*<text:tab/>started reading</text:p>
      <text:p text:style-name="P4">%<text:tab/>omit</text:p>
      <text:p text:style-name="P4">:w<text:tab/>keywords</text:p>
      <text:p text:style-name="P4">:?<text:tab/>want to know</text:p>
      <text:p text:style-name="P4">:m<text:tab/>memos</text:p>
      <text:p text:style-name="P4">:#1<text:tab/>bookmark</text:p>
      <text:p text:style-name="P4">:ref<text:tab/>refered document</text:p>
      <text:p text:style-name="P4"/>
      <text:p text:style-name="P4"/>
      <text:p text:style-name="P4">------------------------------------------ SEARCHES</text:p>
      <text:p text:style-name="P4">1<text:tab/>https://duckduckgo.com/?ia=web<text:tab/>二酸化炭素 固定化<text:tab/>2020年4月16日7:13:13</text:p>
      <text:p text:style-name="P4">2<text:tab/>https://duckduckgo.com/?ia=web<text:tab/>split CO2<text:tab/>2020年4月19日14:24:57</text:p>
      <text:p text:style-name="P4">3<text:tab/>https://duckduckgo.com/?ia=web<text:tab/>光合成　暗反応<text:tab/>2020年4月20日23:28:17</text:p>
      <text:p text:style-name="P4"><text:soft-page-break/><text:tab/>3.1<text:tab/>https://aburano-hanashi.kuni-naka.com/1306</text:p>
      <text:p text:style-name="P4">4<text:tab/>https://duckduckgo.com/?q=mit+split+co2&amp;t=opera&amp;ia=web<text:tab/>2020年4月22日8:39:41</text:p>
      <text:p text:style-name="P4"/>
      <text:p text:style-name="P4">------------------------------------------ [Materials] 20200430_160255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P16"/>
          </table:table-cell>
          <table:table-cell table:style-name="表2.A1" office:value-type="string">
            <text:p text:style-name="P16"/>
          </table:table-cell>
          <table:table-cell table:style-name="表2.C1" office:value-type="string">
            <text:p text:style-name="P16"/>
          </table:table-cell>
        </table:table-row>
        <table:table-row>
          <table:table-cell table:style-name="表2.A2" office:value-type="string">
            <text:p text:style-name="P16"/>
          </table:table-cell>
          <table:table-cell table:style-name="表2.A2" office:value-type="string">
            <text:p text:style-name="P16"/>
          </table:table-cell>
          <table:table-cell table:style-name="表2.C2" office:value-type="string">
            <text:p text:style-name="P16"/>
          </table:table-cell>
        </table:table-row>
        <table:table-row>
          <table:table-cell table:style-name="表2.A2" office:value-type="string">
            <text:p text:style-name="P16"/>
          </table:table-cell>
          <table:table-cell table:style-name="表2.A2" office:value-type="string">
            <text:p text:style-name="P16"/>
          </table:table-cell>
          <table:table-cell table:style-name="表2.C2" office:value-type="string">
            <text:p text:style-name="P16"/>
          </table:table-cell>
        </table:table-row>
      </table:table>
      <text:p text:style-name="P4"/>
      <text:p text:style-name="P4"/>
      <text:p text:style-name="P4">/ ------------------------------------------ [Materials] 20200430_160255 /</text:p>
      <text:p text:style-name="P4">------------------------------------------ CLOSING</text:p>
      <table:table table:name="表1" table:style-name="表1">
        <table:table-column table:style-name="表1.A"/>
        <table:table-row>
          <table:table-cell table:style-name="表1.A1" office:value-type="string">
            <text:p text:style-name="P12"/>
          </table:table-cell>
        </table:table-row>
        <table:table-row>
          <table:table-cell table:style-name="表1.A2" office:value-type="string">
            <text:p text:style-name="P4"><text:a xlink:type="simple" xlink:href="../../../../../../../W" text:style-name="Internet_20_link" text:visited-style-name="Visited_20_Internet_20_Link">C:\W</text:a>ORKS_2\a.bat &amp;&amp; r oj &amp;&amp; git add -A &amp;&amp; git commit -m ^"(res : JVE_37#23 : CO2 : 23_<text:span text:style-name="T8">[</text:span><text:span text:style-name="T8">45</text:span><text:span text:style-name="T8">]</text:span>) periodical updates^" &amp;&amp; e &amp;&amp; p</text:p>
          </table:table-cell>
        </table:table-row>
        <table:table-row>
          <table:table-cell table:style-name="表1.A2" office:value-type="string">
            <text:p text:style-name="P4">C:\WORKS_2\a.bat &amp;&amp; r oj &amp;&amp; git add -a &amp;&amp; git commit -m ^"(res : JVE_37#23 : CO2 : 23_<text:span text:style-name="T8">[</text:span><text:span text:style-name="T8">34</text:span><text:span text:style-name="T8">]</text:span>) periodical updates^" &amp;&amp; e &amp;&amp; p</text:p>
          </table:table-cell>
        </table:table-row>
        <table:table-row>
          <table:table-cell table:style-name="表1.A4" office:value-type="string">
            <text:p text:style-name="P1">r oj &amp;&amp; e &amp;&amp; p</text:p>
          </table:table-cell>
        </table:table-row>
        <table:table-row>
          <table:table-cell table:style-name="表1.A4" office:value-type="string">
            <text:p text:style-name="P14">###</text:p>
          </table:table-cell>
        </table:table-row>
        <table:table-row>
          <table:table-cell table:style-name="表1.A4" office:value-type="string">
            <text:p text:style-name="P2">C:\WORKS_2\WS\WS_Others.JVEMV6\JVEMV6\37_miscs\23_CO2\end_all.bat <text:s text:c="5"/><text:span text:style-name="T10">[19] res free# JVEMV6 37#23.1_X / 37. miscs / 23. CO2 / 1. mind-map / 20201004_180824</text:span></text:p>
          </table:table-cell>
        </table:table-row>
        <table:table-row>
          <table:table-cell table:style-name="表1.A4" office:value-type="string">
            <text:p text:style-name="P1"/>
          </table:table-cell>
        </table:table-row>
      </table:table>
      <text:p text:style-name="P8"><text:soft-page-break/></text:p>
      <text:p text:style-name="P8"/>
      <table:table table:name="表5" table:style-name="表5">
        <table:table-column table:style-name="表5.A"/>
        <table:table-column table:style-name="表5.B"/>
        <table:table-row>
          <table:table-cell table:style-name="表5.A1" office:value-type="float" office:value="1">
            <text:p text:style-name="P1">1</text:p>
          </table:table-cell>
          <table:table-cell table:style-name="表5.B1" office:value-type="string">
            <text:p text:style-name="P1">“@” mar<text:span text:style-name="T7">k ==&gt; move</text:span></text:p>
          </table:table-cell>
        </table:table-row>
        <table:table-row>
          <table:table-cell table:style-name="表5.A2" office:value-type="float" office:value="2">
            <text:p text:style-name="P1">2</text:p>
          </table:table-cell>
          <table:table-cell table:style-name="表5.B2" office:value-type="string">
            <text:p text:style-name="P1">label line ==&gt; </text:p>
            <text:list xml:id="list4173876601340418010" text:style-name="L64">
              <text:list-item>
                <text:p text:style-name="P22">C/P</text:p>
              </text:list-item>
              <text:list-item>
                <text:p text:style-name="P22">change</text:p>
                <text:list>
                  <text:list-item>
                    <text:p text:style-name="P22">next session number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float" office:value="3">
            <text:p text:style-name="P1">3</text:p>
          </table:table-cell>
          <table:table-cell table:style-name="表5.B2" office:value-type="string">
            <text:p text:style-name="P1">body lines ==&gt; C/P (from template section)</text:p>
          </table:table-cell>
        </table:table-row>
        <table:table-row>
          <table:table-cell table:style-name="表5.A2" office:value-type="float" office:value="4">
            <text:p text:style-name="P1">4</text:p>
          </table:table-cell>
          <table:table-cell table:style-name="表5.B2" office:value-type="string">
            <text:p text:style-name="P1">save files : doc, sheet</text:p>
          </table:table-cell>
        </table:table-row>
        <table:table-row>
          <table:table-cell table:style-name="表5.A2" office:value-type="float" office:value="5">
            <text:p text:style-name="P1">5</text:p>
          </table:table-cell>
          <table:table-cell table:style-name="表5.B2" office:value-type="string">
            <text:p text:style-name="P1">git</text:p>
          </table:table-cell>
        </table:table-row>
        <table:table-row>
          <table:table-cell table:style-name="表5.A2">
            <text:p text:style-name="P1"/>
          </table:table-cell>
          <table:table-cell table:style-name="表5.B2" office:value-type="string">
            <text:p text:style-name="P1"/>
          </table:table-cell>
        </table:table-row>
      </table:table>
      <text:p text:style-name="P10"/>
      <text:p text:style-name="P10">steps </text:p>
      <text:p text:style-name="P10"/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float" office:value="1">
            <text:p text:style-name="P1">1</text:p>
          </table:table-cell>
          <table:table-cell table:style-name="表26.B1" office:value-type="string">
            <text:p text:style-name="P1">select <text:s/>==&gt; this time, title line &gt; C - c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move to ==&gt; new section, top lin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past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move to ==&gt; <text:s/>the “TEMPLATE” section / select the main block lines &gt; C – c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back to the new title line ==&gt; past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edit</text:p>
            <text:list xml:id="list3670390306136472571" text:style-name="L65">
              <text:list-item>
                <text:p text:style-name="P23">top of the title lines, change ==&gt; session number</text:p>
              </text:list-item>
              <text:list-item>
                <text:p text:style-name="P23">current session num ==&gt; increment</text:p>
              </text:list-item>
              <text:list-item>
                <text:p text:style-name="P23">datetime ==&gt; change to “XXX”</text:p>
              </text:list-item>
            </text:list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select ==&gt; this session, session num</text:p>
          </table:table-cell>
        </table:table-row>
        <text:soft-page-break/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goto ==&gt; git lines (three “#” char)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change ==&gt; session num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save files</text:p>
            <text:list xml:id="list625153930343499308" text:style-name="L66">
              <text:list-item>
                <text:p text:style-name="P24">doc</text:p>
              </text:list-item>
              <text:list-item>
                <text:p text:style-name="P24">sheet</text:p>
              </text:list-item>
            </text:list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C/P to → console ==&gt; Ret</text:p>
          </table:table-cell>
        </table:table-row>
      </table:table>
      <text:p text:style-name="P9"/>
      <text:p text:style-name="P9">close</text:p>
      <text:p text:style-name="P9"/>
      <table:table table:name="表6" table:style-name="表6">
        <table:table-column table:style-name="表6.A"/>
        <table:table-column table:style-name="表6.B"/>
        <table:table-row>
          <table:table-cell table:style-name="表6.A1">
            <text:p text:style-name="P1"/>
          </table:table-cell>
          <table:table-cell table:style-name="表6.B1" office:value-type="string">
            <text:p text:style-name="P1">folders</text:p>
            <text:p text:style-name="P1">browser</text:p>
            <text:p text:style-name="P1">docs</text:p>
          </table:table-cell>
        </table:table-row>
        <table:table-row>
          <table:table-cell table:style-name="表6.A2">
            <text:p text:style-name="P1"/>
          </table:table-cell>
          <table:table-cell table:style-name="表6.B2" office:value-type="string">
            <text:p text:style-name="P1"/>
          </table:table-cell>
        </table:table-row>
        <table:table-row>
          <table:table-cell table:style-name="表6.A2">
            <text:p text:style-name="P1"/>
          </table:table-cell>
          <table:table-cell table:style-name="表6.B2" office:value-type="string">
            <text:p text:style-name="P1"/>
          </table:table-cell>
        </table:table-row>
      </table:table>
      <text:p text:style-name="P11"/>
      <text:p text:style-name="P9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, monospace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ＭＳ Ｐ明朝" style:font-size-asian="18pt" style:font-weight-asian="bold" style:font-name-complex="Mangal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31T13:31:39.31</meta:creation-date>
    <dc:date>2020-10-04T18:11:59.63</dc:date>
    <dc:creator>iwabuchi ken</dc:creator>
    <meta:editing-duration>P2DT16H22M46S</meta:editing-duration>
    <meta:editing-cycles>333</meta:editing-cycles>
    <meta:generator>OpenOffice/4.1.3$Win32 OpenOffice.org_project/413m1$Build-9783</meta:generator>
    <meta:document-statistic meta:table-count="14" meta:image-count="0" meta:object-count="0" meta:page-count="30" meta:paragraph-count="451" meta:word-count="1708" meta:character-count="13842"/>
  </office:meta>
</office:document-meta>
</file>